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2.108cm"/>
    </style:style>
    <style:style style:name="co3" style:family="table-column">
      <style:table-column-properties fo:break-before="auto" style:column-width="2.969cm"/>
    </style:style>
    <style:style style:name="co4" style:family="table-column">
      <style:table-column-properties fo:break-before="auto" style:column-width="3.134cm"/>
    </style:style>
    <style:style style:name="co5" style:family="table-column">
      <style:table-column-properties fo:break-before="auto" style:column-width="2.552cm"/>
    </style:style>
    <style:style style:name="co6" style:family="table-column">
      <style:table-column-properties fo:break-before="auto" style:column-width="3.08cm"/>
    </style:style>
    <style:style style:name="co7" style:family="table-column">
      <style:table-column-properties fo:break-before="auto" style:column-width="2.33cm"/>
    </style:style>
    <style:style style:name="co8" style:family="table-column">
      <style:table-column-properties fo:break-before="auto" style:column-width="2.558cm"/>
    </style:style>
    <style:style style:name="co9" style:family="table-column">
      <style:table-column-properties fo:break-before="auto" style:column-width="3.413cm"/>
    </style:style>
    <style:style style:name="co10" style:family="table-column">
      <style:table-column-properties fo:break-before="auto" style:column-width="2.912cm"/>
    </style:style>
    <style:style style:name="co11" style:family="table-column">
      <style:table-column-properties fo:break-before="auto" style:column-width="2.801cm"/>
    </style:style>
    <style:style style:name="co12" style:family="table-column">
      <style:table-column-properties fo:break-before="auto" style:column-width="2.858cm"/>
    </style:style>
    <style:style style:name="co13" style:family="table-column">
      <style:table-column-properties fo:break-before="auto" style:column-width="3.108cm"/>
    </style:style>
    <style:style style:name="co14" style:family="table-column">
      <style:table-column-properties fo:break-before="auto" style:column-width="2.746cm"/>
    </style:style>
    <style:style style:name="co15" style:family="table-column">
      <style:table-column-properties fo:break-before="auto" style:column-width="2.219cm"/>
    </style:style>
    <style:style style:name="co16" style:family="table-column">
      <style:table-column-properties fo:break-before="auto" style:column-width="2.886cm"/>
    </style:style>
    <style:style style:name="co17" style:family="table-column">
      <style:table-column-properties fo:break-before="auto" style:column-width="2.247cm"/>
    </style:style>
    <style:style style:name="co18" style:family="table-column">
      <style:table-column-properties fo:break-before="auto" style:column-width="2.364cm"/>
    </style:style>
    <style:style style:name="co19" style:family="table-column">
      <style:table-column-properties fo:break-before="auto" style:column-width="3.023cm"/>
    </style:style>
    <style:style style:name="co20" style:family="table-column">
      <style:table-column-properties fo:break-before="auto" style:column-width="2.829cm"/>
    </style:style>
    <style:style style:name="co21" style:family="table-column">
      <style:table-column-properties fo:break-before="auto" style:column-width="2.997cm"/>
    </style:style>
    <style:style style:name="co22" style:family="table-column">
      <style:table-column-properties fo:break-before="auto" style:column-width="3.328cm"/>
    </style:style>
    <style:style style:name="co23" style:family="table-column">
      <style:table-column-properties fo:break-before="auto" style:column-width="3.052cm"/>
    </style:style>
    <style:style style:name="co24" style:family="table-column">
      <style:table-column-properties fo:break-before="auto" style:column-width="3.468cm"/>
    </style:style>
    <style:style style:name="co25" style:family="table-column">
      <style:table-column-properties fo:break-before="auto" style:column-width="3.44cm"/>
    </style:style>
    <style:style style:name="co26" style:family="table-column">
      <style:table-column-properties fo:break-before="auto" style:column-width="3.522cm"/>
    </style:style>
    <style:style style:name="co27" style:family="table-column">
      <style:table-column-properties fo:break-before="auto" style:column-width="3.163cm"/>
    </style:style>
    <style:style style:name="co28" style:family="table-column">
      <style:table-column-properties fo:break-before="auto" style:column-width="3.191cm"/>
    </style:style>
    <style:style style:name="co29" style:family="table-column">
      <style:table-column-properties fo:break-before="auto" style:column-width="4.078cm"/>
    </style:style>
    <style:style style:name="co30" style:family="table-column">
      <style:table-column-properties fo:break-before="auto" style:column-width="1.863cm"/>
    </style:style>
    <style:style style:name="co31" style:family="table-column">
      <style:table-column-properties fo:break-before="auto" style:column-width="2.752cm"/>
    </style:style>
    <style:style style:name="co32" style:family="table-column">
      <style:table-column-properties fo:break-before="auto" style:column-width="2.058cm"/>
    </style:style>
    <style:style style:name="co33" style:family="table-column">
      <style:table-column-properties fo:break-before="auto" style:column-width="2.946cm"/>
    </style:style>
    <style:style style:name="co34" style:family="table-column">
      <style:table-column-properties fo:break-before="auto" style:column-width="2.252cm"/>
    </style:style>
    <style:style style:name="co35" style:family="table-column">
      <style:table-column-properties fo:break-before="auto" style:column-width="3.14cm"/>
    </style:style>
    <style:style style:name="co3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21" table:default-cell-style-name="Default"/>
        <table:table-column table:style-name="co3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6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3" table:default-cell-style-name="Default"/>
        <table:table-row table:style-name="ro1">
          <table:table-cell office:value-type="string">
            <text:p>g\p</text:p>
          </table:table-cell>
          <table:table-cell office:value-type="float" office:value="10009">
            <text:p>10009</text:p>
          </table:table-cell>
          <table:table-cell office:value-type="float" office:value="50069">
            <text:p>50069</text:p>
          </table:table-cell>
          <table:table-cell office:value-type="float" office:value="100069">
            <text:p>100069</text:p>
          </table:table-cell>
          <table:table-cell office:value-type="float" office:value="200003">
            <text:p>200003</text:p>
          </table:table-cell>
          <table:table-cell office:value-type="float" office:value="300007">
            <text:p>300007</text:p>
          </table:table-cell>
          <table:table-cell office:value-type="float" office:value="400069">
            <text:p>400069</text:p>
          </table:table-cell>
          <table:table-cell office:value-type="float" office:value="500029">
            <text:p>500029</text:p>
          </table:table-cell>
          <table:table-cell office:value-type="float" office:value="600011">
            <text:p>600011</text:p>
          </table:table-cell>
          <table:table-cell office:value-type="float" office:value="700027">
            <text:p>700027</text:p>
          </table:table-cell>
          <table:table-cell office:value-type="float" office:value="800117">
            <text:p>800117</text:p>
          </table:table-cell>
          <table:table-cell office:value-type="float" office:value="900091">
            <text:p>900091</text:p>
          </table:table-cell>
          <table:table-cell office:value-type="float" office:value="1000133">
            <text:p>1000133</text:p>
          </table:table-cell>
          <table:table-cell office:value-type="float" office:value="2000003">
            <text:p>2000003</text:p>
          </table:table-cell>
          <table:table-cell office:value-type="float" office:value="3000029">
            <text:p>3000029</text:p>
          </table:table-cell>
          <table:table-cell office:value-type="float" office:value="4000037">
            <text:p>4000037</text:p>
          </table:table-cell>
          <table:table-cell office:value-type="float" office:value="5000201">
            <text:p>5000201</text:p>
          </table:table-cell>
          <table:table-cell office:value-type="float" office:value="6000047">
            <text:p>6000047</text:p>
          </table:table-cell>
          <table:table-cell office:value-type="float" office:value="7000061">
            <text:p>7000061</text:p>
          </table:table-cell>
          <table:table-cell office:value-type="float" office:value="8000009">
            <text:p>8000009</text:p>
          </table:table-cell>
          <table:table-cell office:value-type="float" office:value="9000011">
            <text:p>9000011</text:p>
          </table:table-cell>
          <table:table-cell office:value-type="float" office:value="10000103">
            <text:p>10000103</text:p>
          </table:table-cell>
          <table:table-cell office:value-type="float" office:value="20000003">
            <text:p>20000003</text:p>
          </table:table-cell>
          <table:table-cell office:value-type="float" office:value="30000023">
            <text:p>30000023</text:p>
          </table:table-cell>
          <table:table-cell office:value-type="float" office:value="40000123">
            <text:p>40000123</text:p>
          </table:table-cell>
          <table:table-cell office:value-type="float" office:value="50000063">
            <text:p>50000063</text:p>
          </table:table-cell>
          <table:table-cell office:value-type="float" office:value="60000011">
            <text:p>60000011</text:p>
          </table:table-cell>
          <table:table-cell office:value-type="float" office:value="70000037">
            <text:p>70000037</text:p>
          </table:table-cell>
          <table:table-cell office:value-type="float" office:value="80000069">
            <text:p>80000069</text:p>
          </table:table-cell>
          <table:table-cell office:value-type="float" office:value="90000049">
            <text:p>90000049</text:p>
          </table:table-cell>
          <table:table-cell office:value-type="float" office:value="100000049">
            <text:p>100000049</text:p>
          </table:table-cell>
          <table:table-cell office:value-type="float" office:value="200000033">
            <text:p>200000033</text:p>
          </table:table-cell>
          <table:table-cell office:value-type="float" office:value="300000119">
            <text:p>300000119</text:p>
          </table:table-cell>
          <table:table-cell office:value-type="float" office:value="400000043">
            <text:p>400000043</text:p>
          </table:table-cell>
          <table:table-cell office:value-type="float" office:value="500000057">
            <text:p>500000057</text:p>
          </table:table-cell>
          <table:table-cell office:value-type="float" office:value="600000019">
            <text:p>600000019</text:p>
          </table:table-cell>
          <table:table-cell office:value-type="float" office:value="700000001">
            <text:p>700000001</text:p>
          </table:table-cell>
          <table:table-cell office:value-type="float" office:value="800000063">
            <text:p>800000063</text:p>
          </table:table-cell>
          <table:table-cell office:value-type="float" office:value="900000011">
            <text:p>900000011</text:p>
          </table:table-cell>
          <table:table-cell office:value-type="float" office:value="1000000097">
            <text:p>1000000097</text:p>
          </table:table-cell>
          <table:table-cell office:value-type="float" office:value="2000000011">
            <text:p>2000000011</text:p>
          </table:table-cell>
          <table:table-cell office:value-type="float" office:value="3000000077">
            <text:p>3000000077</text:p>
          </table:table-cell>
          <table:table-cell office:value-type="float" office:value="4000000007">
            <text:p>4000000007</text:p>
          </table:table-cell>
          <table:table-cell office:value-type="float" office:value="5000000497">
            <text:p>5000000497</text:p>
          </table:table-cell>
          <table:table-cell table:number-columns-repeated="42"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float" office:value="0.00001">
            <text:p>1.00E-005</text:p>
          </table:table-cell>
          <table:table-cell office:value-type="float" office:value="0.0155940055847168">
            <text:p>0.0155940056</text:p>
          </table:table-cell>
          <table:table-cell office:value-type="float" office:value="0.0156238079071045">
            <text:p>0.0156238079</text:p>
          </table:table-cell>
          <table:table-cell office:value-type="float" office:value="0.0156271457672119">
            <text:p>0.0156271458</text:p>
          </table:table-cell>
          <table:table-cell office:value-type="float" office:value="0.03125">
            <text:p>0.03125</text:p>
          </table:table-cell>
          <table:table-cell office:value-type="float" office:value="0.015625">
            <text:p>0.015625</text:p>
          </table:table-cell>
          <table:table-cell office:value-type="float" office:value="0.0781300067901611">
            <text:p>0.0781300068</text:p>
          </table:table-cell>
          <table:table-cell office:value-type="float" office:value="0.203222990036011">
            <text:p>0.20322299</text:p>
          </table:table-cell>
          <table:table-cell office:value-type="float" office:value="0.0468769073486328">
            <text:p>0.0468769073</text:p>
          </table:table-cell>
          <table:table-cell office:value-type="float" office:value="0.265642166137695">
            <text:p>0.2656421661</text:p>
          </table:table-cell>
          <table:table-cell office:value-type="float" office:value="0.0937528610229492">
            <text:p>0.093752861</text:p>
          </table:table-cell>
          <table:table-cell office:value-type="float" office:value="0.359395027160645">
            <text:p>0.3593950272</text:p>
          </table:table-cell>
          <table:table-cell office:value-type="float" office:value="0.0312519073486328">
            <text:p>0.0312519073</text:p>
          </table:table-cell>
          <table:table-cell office:value-type="float" office:value="0.906298160552978">
            <text:p>0.9062981606</text:p>
          </table:table-cell>
          <table:table-cell office:value-type="float" office:value="0.781425952911377">
            <text:p>0.7814259529</text:p>
          </table:table-cell>
          <table:table-cell office:value-type="float" office:value="1.68772196769714">
            <text:p>1.6877219677</text:p>
          </table:table-cell>
          <table:table-cell office:value-type="float" office:value="0.421899080276489">
            <text:p>0.4218990803</text:p>
          </table:table-cell>
          <table:table-cell office:value-type="float" office:value="1.67212796211243">
            <text:p>1.6721279621</text:p>
          </table:table-cell>
          <table:table-cell office:value-type="float" office:value="1.25006794929504">
            <text:p>1.2500679493</text:p>
          </table:table-cell>
          <table:table-cell office:value-type="float" office:value="2.03326392173767">
            <text:p>2.0332639217</text:p>
          </table:table-cell>
          <table:table-cell office:value-type="float" office:value="2.07828807830811">
            <text:p>2.0782880783</text:p>
          </table:table-cell>
          <table:table-cell office:value-type="float" office:value="4.1726701259613">
            <text:p>4.172670126</text:p>
          </table:table-cell>
          <table:table-cell office:value-type="float" office:value="3.76590991020203">
            <text:p>3.7659099102</text:p>
          </table:table-cell>
          <table:table-cell office:value-type="float" office:value="9.37579894065857">
            <text:p>9.3757989407</text:p>
          </table:table-cell>
          <table:table-cell office:value-type="float" office:value="6.68406510353088">
            <text:p>6.6840651035</text:p>
          </table:table-cell>
          <table:table-cell office:value-type="float" office:value="12.594810962677">
            <text:p>12.5948109627</text:p>
          </table:table-cell>
          <table:table-cell office:value-type="float" office:value="18.9872860908508">
            <text:p>18.9872860909</text:p>
          </table:table-cell>
          <table:table-cell office:value-type="float" office:value="3.01595187187195">
            <text:p>3.0159518719</text:p>
          </table:table-cell>
          <table:table-cell office:value-type="float" office:value="1.32819414138794">
            <text:p>1.3281941414</text:p>
          </table:table-cell>
          <table:table-cell office:value-type="float" office:value="30.8649559020996">
            <text:p>30.8649559021</text:p>
          </table:table-cell>
          <table:table-cell office:value-type="float" office:value="34.2561430931091">
            <text:p>34.2561430931</text:p>
          </table:table-cell>
          <table:table-cell office:value-type="float" office:value="102.299564838409">
            <text:p>102.2995648384</text:p>
          </table:table-cell>
          <table:table-cell office:value-type="float" office:value="46.564905166626">
            <text:p>46.5649051666</text:p>
          </table:table-cell>
          <table:table-cell office:value-type="float" office:value="109.250191926956">
            <text:p>109.250191927</text:p>
          </table:table-cell>
          <table:table-cell office:value-type="float" office:value="92.1335530281067">
            <text:p>92.1335530281</text:p>
          </table:table-cell>
          <table:table-cell office:value-type="float" office:value="141.708231925964">
            <text:p>141.708231926</text:p>
          </table:table-cell>
          <table:table-cell office:value-type="float" office:value="125.728140115738">
            <text:p>125.7281401157</text:p>
          </table:table-cell>
          <table:table-cell office:value-type="float" office:value="265.085866928101">
            <text:p>265.0858669281</text:p>
          </table:table-cell>
          <table:table-cell office:value-type="float" office:value="231.11661696434">
            <text:p>231.1166169643</text:p>
          </table:table-cell>
          <table:table-cell office:value-type="float" office:value="110.237655878067">
            <text:p>110.2376558781</text:p>
          </table:table-cell>
          <table:table-cell office:value-type="float" office:value="553.778928041458">
            <text:p>553.7789280415</text:p>
          </table:table-cell>
          <table:table-cell office:value-type="float" office:value="1077.09322714806">
            <text:p>1077.0932271481</text:p>
          </table:table-cell>
          <table:table-cell office:value-type="float" office:value="476.091713905335">
            <text:p>476.0917139053</text:p>
          </table:table-cell>
          <table:table-cell table:number-columns-repeated="42"/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0.015625">
            <text:p>0.015625</text:p>
          </table:table-cell>
          <table:table-cell office:value-type="float" office:value="0.0156269073486328">
            <text:p>0.0156269073</text:p>
          </table:table-cell>
          <table:table-cell table:style-name="ce1" office:value-type="float" office:value="0.00001">
            <text:p>1.00E-005</text:p>
          </table:table-cell>
          <table:table-cell office:value-type="float" office:value="0.0782592296600342">
            <text:p>0.0782592297</text:p>
          </table:table-cell>
          <table:table-cell office:value-type="float" office:value="0.0156269073486328">
            <text:p>0.0156269073</text:p>
          </table:table-cell>
          <table:table-cell office:value-type="float" office:value="0.140630006790161">
            <text:p>0.1406300068</text:p>
          </table:table-cell>
          <table:table-cell office:value-type="float" office:value="0.171885013580322">
            <text:p>0.1718850136</text:p>
          </table:table-cell>
          <table:table-cell office:value-type="float" office:value="0.203135013580322">
            <text:p>0.2031350136</text:p>
          </table:table-cell>
          <table:table-cell office:value-type="float" office:value="0.234388828277588">
            <text:p>0.2343888283</text:p>
          </table:table-cell>
          <table:table-cell office:value-type="float" office:value="0.156259059906006">
            <text:p>0.1562590599</text:p>
          </table:table-cell>
          <table:table-cell office:value-type="float" office:value="0.218759059906006">
            <text:p>0.2187590599</text:p>
          </table:table-cell>
          <table:table-cell table:number-columns-repeated="2" office:value-type="float" office:value="0.187510967254639">
            <text:p>0.1875109673</text:p>
          </table:table-cell>
          <table:table-cell office:value-type="float" office:value="0.3125159740448">
            <text:p>0.312515974</text:p>
          </table:table-cell>
          <table:table-cell office:value-type="float" office:value="1.42204117774963">
            <text:p>1.4220411777</text:p>
          </table:table-cell>
          <table:table-cell office:value-type="float" office:value="0.343768835067749">
            <text:p>0.3437688351</text:p>
          </table:table-cell>
          <table:table-cell office:value-type="float" office:value="0.406273126602173">
            <text:p>0.4062731266</text:p>
          </table:table-cell>
          <table:table-cell office:value-type="float" office:value="1.37507295608521">
            <text:p>1.3750729561</text:p>
          </table:table-cell>
          <table:table-cell office:value-type="float" office:value="2.68778300285339">
            <text:p>2.6877830029</text:p>
          </table:table-cell>
          <table:table-cell office:value-type="float" office:value="3.0940420627594">
            <text:p>3.0940420628</text:p>
          </table:table-cell>
          <table:table-cell office:value-type="float" office:value="0.906296968460083">
            <text:p>0.9062969685</text:p>
          </table:table-cell>
          <table:table-cell office:value-type="float" office:value="2.71899104118347">
            <text:p>2.7189910412</text:p>
          </table:table-cell>
          <table:table-cell office:value-type="float" office:value="0.76566481590271">
            <text:p>0.7656648159</text:p>
          </table:table-cell>
          <table:table-cell office:value-type="float" office:value="2.10960221290588">
            <text:p>2.1096022129</text:p>
          </table:table-cell>
          <table:table-cell office:value-type="float" office:value="18.6892108917236">
            <text:p>18.6892108917</text:p>
          </table:table-cell>
          <table:table-cell office:value-type="float" office:value="21.86115193367">
            <text:p>21.8611519337</text:p>
          </table:table-cell>
          <table:table-cell office:value-type="float" office:value="7.75063395500183">
            <text:p>7.750633955</text:p>
          </table:table-cell>
          <table:table-cell office:value-type="float" office:value="22.7832081317902">
            <text:p>22.7832081318</text:p>
          </table:table-cell>
          <table:table-cell office:value-type="float" office:value="27.8778040409088">
            <text:p>27.8778040409</text:p>
          </table:table-cell>
          <table:table-cell office:value-type="float" office:value="25.5803189277649">
            <text:p>25.5803189278</text:p>
          </table:table-cell>
          <table:table-cell office:value-type="float" office:value="0.234386920928955">
            <text:p>0.2343869209</text:p>
          </table:table-cell>
          <table:table-cell office:value-type="float" office:value="21.9862811565399">
            <text:p>21.9862811565</text:p>
          </table:table-cell>
          <table:table-cell office:value-type="float" office:value="51.0685000419617">
            <text:p>51.068500042</text:p>
          </table:table-cell>
          <table:table-cell office:value-type="float" office:value="86.0232968330383">
            <text:p>86.023296833</text:p>
          </table:table-cell>
          <table:table-cell office:value-type="float" office:value="7.90703201293945">
            <text:p>7.9070320129</text:p>
          </table:table-cell>
          <table:table-cell office:value-type="float" office:value="142.829035997391">
            <text:p>142.8290359974</text:p>
          </table:table-cell>
          <table:table-cell office:value-type="float" office:value="41.6466710567474">
            <text:p>41.6466710567</text:p>
          </table:table-cell>
          <table:table-cell office:value-type="float" office:value="62.4585270881653">
            <text:p>62.4585270882</text:p>
          </table:table-cell>
          <table:table-cell office:value-type="float" office:value="315.180782794952">
            <text:p>315.180782795</text:p>
          </table:table-cell>
          <table:table-cell office:value-type="float" office:value="614.300888061523">
            <text:p>614.3008880615</text:p>
          </table:table-cell>
          <table:table-cell office:value-type="float" office:value="743.541072130203">
            <text:p>743.5410721302</text:p>
          </table:table-cell>
          <table:table-cell office:value-type="float" office:value="1017.36480498314">
            <text:p>1017.3648049831</text:p>
          </table:table-cell>
          <table:table-cell office:value-type="float" office:value="397.32559299469">
            <text:p>397.3255929947</text:p>
          </table:table-cell>
          <table:table-cell table:number-columns-repeated="42"/>
        </table:table-row>
        <table:table-row table:style-name="ro1">
          <table:table-cell office:value-type="float" office:value="8624">
            <text:p>8624</text:p>
          </table:table-cell>
          <table:table-cell table:style-name="ce1" office:value-type="float" office:value="0.00001">
            <text:p>1.00E-005</text:p>
          </table:table-cell>
          <table:table-cell office:value-type="float" office:value="0.0156259536743164">
            <text:p>0.0156259537</text:p>
          </table:table-cell>
          <table:table-cell office:value-type="float" office:value="0.0312519073486328">
            <text:p>0.0312519073</text:p>
          </table:table-cell>
          <table:table-cell office:value-type="float" office:value="0.0312521457672119">
            <text:p>0.0312521458</text:p>
          </table:table-cell>
          <table:table-cell office:value-type="float" office:value="0.109378814697266">
            <text:p>0.1093788147</text:p>
          </table:table-cell>
          <table:table-cell office:value-type="float" office:value="0.0625040531158447">
            <text:p>0.0625040531</text:p>
          </table:table-cell>
          <table:table-cell office:value-type="float" office:value="0.0781280994415283">
            <text:p>0.0781280994</text:p>
          </table:table-cell>
          <table:table-cell office:value-type="float" office:value="0.0781300067901611">
            <text:p>0.0781300068</text:p>
          </table:table-cell>
          <table:table-cell office:value-type="float" office:value="0.250014066696167">
            <text:p>0.2500140667</text:p>
          </table:table-cell>
          <table:table-cell office:value-type="float" office:value="0.0625028610229492">
            <text:p>0.062502861</text:p>
          </table:table-cell>
          <table:table-cell office:value-type="float" office:value="0.218761920928955">
            <text:p>0.2187619209</text:p>
          </table:table-cell>
          <table:table-cell office:value-type="float" office:value="0.406399011611939">
            <text:p>0.4063990116</text:p>
          </table:table-cell>
          <table:table-cell office:value-type="float" office:value="0.281264066696167">
            <text:p>0.2812640667</text:p>
          </table:table-cell>
          <table:table-cell office:value-type="float" office:value="0.781290054321289">
            <text:p>0.7812900543</text:p>
          </table:table-cell>
          <table:table-cell office:value-type="float" office:value="0.7188880443573">
            <text:p>0.7188880444</text:p>
          </table:table-cell>
          <table:table-cell office:value-type="float" office:value="0.218761920928955">
            <text:p>0.2187619209</text:p>
          </table:table-cell>
          <table:table-cell office:value-type="float" office:value="1.28136897087097">
            <text:p>1.2813689709</text:p>
          </table:table-cell>
          <table:table-cell office:value-type="float" office:value="0.687538146972656">
            <text:p>0.687538147</text:p>
          </table:table-cell>
          <table:table-cell office:value-type="float" office:value="1.07829594612122">
            <text:p>1.0782959461</text:p>
          </table:table-cell>
          <table:table-cell office:value-type="float" office:value="2.1877429485321">
            <text:p>2.1877429485</text:p>
          </table:table-cell>
          <table:table-cell office:value-type="float" office:value="1.84530591964722">
            <text:p>1.8453059196</text:p>
          </table:table-cell>
          <table:table-cell office:value-type="float" office:value="5.07872104644775">
            <text:p>5.0787210464</text:p>
          </table:table-cell>
          <table:table-cell office:value-type="float" office:value="8.75081896781921">
            <text:p>8.7508189678</text:p>
          </table:table-cell>
          <table:table-cell office:value-type="float" office:value="0.937551975250244">
            <text:p>0.9375519753</text:p>
          </table:table-cell>
          <table:table-cell office:value-type="float" office:value="5.78173398971558">
            <text:p>5.7817339897</text:p>
          </table:table-cell>
          <table:table-cell office:value-type="float" office:value="19.6735670566559">
            <text:p>19.6735670567</text:p>
          </table:table-cell>
          <table:table-cell office:value-type="float" office:value="9.20392203330994">
            <text:p>9.2039220333</text:p>
          </table:table-cell>
          <table:table-cell office:value-type="float" office:value="25.2208619117737">
            <text:p>25.2208619118</text:p>
          </table:table-cell>
          <table:table-cell office:value-type="float" office:value="20.9863111972809">
            <text:p>20.9863111973</text:p>
          </table:table-cell>
          <table:table-cell office:value-type="float" office:value="33.3623118400574">
            <text:p>33.3623118401</text:p>
          </table:table-cell>
          <table:table-cell office:value-type="float" office:value="50.0469961166382">
            <text:p>50.0469961166</text:p>
          </table:table-cell>
          <table:table-cell office:value-type="float" office:value="88.913920879364">
            <text:p>88.9139208794</text:p>
          </table:table-cell>
          <table:table-cell office:value-type="float" office:value="140.601744174957">
            <text:p>140.601744175</text:p>
          </table:table-cell>
          <table:table-cell office:value-type="float" office:value="33.7689218521118">
            <text:p>33.7689218521</text:p>
          </table:table-cell>
          <table:table-cell office:value-type="float" office:value="3.75033211708069">
            <text:p>3.7503321171</text:p>
          </table:table-cell>
          <table:table-cell office:value-type="float" office:value="150.577069997787">
            <text:p>150.5770699978</text:p>
          </table:table-cell>
          <table:table-cell office:value-type="float" office:value="56.4895379543304">
            <text:p>56.4895379543</text:p>
          </table:table-cell>
          <table:table-cell office:value-type="float" office:value="31.7837679386139">
            <text:p>31.7837679386</text:p>
          </table:table-cell>
          <table:table-cell office:value-type="float" office:value="336.729619026184">
            <text:p>336.7296190262</text:p>
          </table:table-cell>
          <table:table-cell office:value-type="float" office:value="563.014373064041">
            <text:p>563.014373064</text:p>
          </table:table-cell>
          <table:table-cell office:value-type="float" office:value="464.729474067688">
            <text:p>464.7294740677</text:p>
          </table:table-cell>
          <table:table-cell office:value-type="float" office:value="1438.60947084427">
            <text:p>1438.6094708443</text:p>
          </table:table-cell>
          <table:table-cell office:value-type="float" office:value="653.001302957535">
            <text:p>653.0013029575</text:p>
          </table:table-cell>
          <table:table-cell table:number-columns-repeated="42"/>
        </table:table-row>
        <table:table-row table:style-name="ro1">
          <table:table-cell table:number-columns-repeated="86"/>
        </table:table-row>
        <table:table-row table:style-name="ro1">
          <table:table-cell office:value-type="string">
            <text:p>g\log(p)</text:p>
          </table:table-cell>
          <table:table-cell table:formula="of:=LOG([.B1])" office:value-type="float" office:value="4.00039068924991">
            <text:p>4.0003906892</text:p>
          </table:table-cell>
          <table:table-cell table:formula="of:=LOG([.C1])" office:value-type="float" office:value="4.6995689175659">
            <text:p>4.6995689176</text:p>
          </table:table-cell>
          <table:table-cell table:formula="of:=LOG([.D1])" office:value-type="float" office:value="5.00029955985624">
            <text:p>5.0002995599</text:p>
          </table:table-cell>
          <table:table-cell table:formula="of:=LOG([.E1])" office:value-type="float" office:value="5.30103651003235">
            <text:p>5.30103651</text:p>
          </table:table-cell>
          <table:table-cell table:formula="of:=LOG([.F1])" office:value-type="float" office:value="5.47713138813935">
            <text:p>5.4771313881</text:p>
          </table:table-cell>
          <table:table-cell table:formula="of:=LOG([.G1])" office:value-type="float" office:value="5.60213490066535">
            <text:p>5.6021349007</text:p>
          </table:table-cell>
          <table:table-cell table:formula="of:=LOG([.H1])" office:value-type="float" office:value="5.69899519268551">
            <text:p>5.6989951927</text:p>
          </table:table-cell>
          <table:table-cell table:formula="of:=LOG([.I1])" office:value-type="float" office:value="5.77815921237616">
            <text:p>5.7781592124</text:p>
          </table:table-cell>
          <table:table-cell table:formula="of:=LOG([.J1])" office:value-type="float" office:value="5.84511479104979">
            <text:p>5.845114791</text:p>
          </table:table-cell>
          <table:table-cell table:formula="of:=LOG([.K1])" office:value-type="float" office:value="5.9031534979158">
            <text:p>5.9031534979</text:p>
          </table:table-cell>
          <table:table-cell table:formula="of:=LOG([.L1])" office:value-type="float" office:value="5.95428641921709">
            <text:p>5.9542864192</text:p>
          </table:table-cell>
          <table:table-cell table:formula="of:=LOG([.M1])" office:value-type="float" office:value="6.00005775732532">
            <text:p>6.0000577573</text:p>
          </table:table-cell>
          <table:table-cell table:formula="of:=LOG([.N1])" office:value-type="float" office:value="6.30103064710521">
            <text:p>6.3010306471</text:p>
          </table:table-cell>
          <table:table-cell table:formula="of:=LOG([.O1])" office:value-type="float" office:value="6.47712545287936">
            <text:p>6.4771254529</text:p>
          </table:table-cell>
          <table:table-cell table:formula="of:=LOG([.P1])" office:value-type="float" office:value="6.60206400853334">
            <text:p>6.6020640085</text:p>
          </table:table-cell>
          <table:table-cell table:formula="of:=LOG([.Q1])" office:value-type="float" office:value="6.69898746262328">
            <text:p>6.6989874626</text:p>
          </table:table-cell>
          <table:table-cell table:formula="of:=LOG([.R1])" office:value-type="float" office:value="6.77815465234376">
            <text:p>6.7781546523</text:p>
          </table:table-cell>
          <table:table-cell table:formula="of:=LOG([.S1])" office:value-type="float" office:value="6.84510182456397">
            <text:p>6.8451018246</text:p>
          </table:table-cell>
          <table:table-cell table:formula="of:=LOG([.T1])" office:value-type="float" office:value="6.90309047557296">
            <text:p>6.9030904756</text:p>
          </table:table-cell>
          <table:table-cell table:formula="of:=LOG([.U1])" office:value-type="float" office:value="6.95424304024337">
            <text:p>6.9542430402</text:p>
          </table:table-cell>
          <table:table-cell table:formula="of:=LOG([.V1])" office:value-type="float" office:value="7.00000447321013">
            <text:p>7.0000044732</text:p>
          </table:table-cell>
          <table:table-cell table:formula="of:=LOG([.W1])" office:value-type="float" office:value="7.30103006080815">
            <text:p>7.3010300608</text:p>
          </table:table-cell>
          <table:table-cell table:formula="of:=LOG([.X1])" office:value-type="float" office:value="7.47712158767864">
            <text:p>7.4771215877</text:p>
          </table:table-cell>
          <table:table-cell table:formula="of:=LOG([.Y1])" office:value-type="float" office:value="7.60206132678144">
            <text:p>7.6020613268</text:p>
          </table:table-cell>
          <table:table-cell table:formula="of:=LOG([.Z1])" office:value-type="float" office:value="7.69897055154672">
            <text:p>7.6989705515</text:p>
          </table:table-cell>
          <table:table-cell table:formula="of:=LOG([.AA1])" office:value-type="float" office:value="7.77815133000429">
            <text:p>7.77815133</text:p>
          </table:table-cell>
          <table:table-cell table:formula="of:=LOG([.AB1])" office:value-type="float" office:value="7.84509826956985">
            <text:p>7.8450982696</text:p>
          </table:table-cell>
          <table:table-cell table:formula="of:=LOG([.AC1])" office:value-type="float" office:value="7.90309036157077">
            <text:p>7.9030903616</text:p>
          </table:table-cell>
          <table:table-cell table:formula="of:=LOG([.AD1])" office:value-type="float" office:value="7.95424274588848">
            <text:p>7.9542427459</text:p>
          </table:table-cell>
          <table:table-cell table:formula="of:=LOG([.AE1])" office:value-type="float" office:value="8.00000021280424">
            <text:p>8.0000002128</text:p>
          </table:table-cell>
          <table:table-cell table:formula="of:=LOG([.AF1])" office:value-type="float" office:value="8.30103006732256">
            <text:p>8.3010300673</text:p>
          </table:table-cell>
          <table:table-cell table:formula="of:=LOG([.AG1])" office:value-type="float" office:value="8.47712142698977">
            <text:p>8.477121427</text:p>
          </table:table-cell>
          <table:table-cell table:formula="of:=LOG([.AH1])" office:value-type="float" office:value="8.60206003801462">
            <text:p>8.602060038</text:p>
          </table:table-cell>
          <table:table-cell table:formula="of:=LOG([.AI1])" office:value-type="float" office:value="8.69897005384559">
            <text:p>8.6989700538</text:p>
          </table:table-cell>
          <table:table-cell table:formula="of:=LOG([.AJ1])" office:value-type="float" office:value="8.7781512641363">
            <text:p>8.7781512641</text:p>
          </table:table-cell>
          <table:table-cell table:formula="of:=LOG([.AK1])" office:value-type="float" office:value="8.84509804063468">
            <text:p>8.8450980406</text:p>
          </table:table-cell>
          <table:table-cell table:formula="of:=LOG([.AL1])" office:value-type="float" office:value="8.90309002119263">
            <text:p>8.9030900212</text:p>
          </table:table-cell>
          <table:table-cell table:formula="of:=LOG([.AM1])" office:value-type="float" office:value="8.95424251474737">
            <text:p>8.9542425147</text:p>
          </table:table-cell>
          <table:table-cell table:formula="of:=LOG([.AN1])" office:value-type="float" office:value="9.00000004212656">
            <text:p>9.0000000421</text:p>
          </table:table-cell>
          <table:table-cell table:formula="of:=LOG([.AO1])" office:value-type="float" office:value="9.3010299980526">
            <text:p>9.3010299981</text:p>
          </table:table-cell>
          <table:table-cell table:formula="of:=LOG([.AP1])" office:value-type="float" office:value="9.47712126586655">
            <text:p>9.4771212659</text:p>
          </table:table-cell>
          <table:table-cell table:formula="of:=LOG([.AQ1])" office:value-type="float" office:value="9.60205999208798">
            <text:p>9.6020599921</text:p>
          </table:table-cell>
          <table:table-cell table:formula="of:=LOG([.AR1])" office:value-type="float" office:value="9.69897004750489">
            <text:p>9.6989700475</text:p>
          </table:table-cell>
          <table:table-cell table:number-columns-repeated="42"/>
        </table:table-row>
        <table:table-row table:style-name="ro1">
          <table:table-cell office:value-type="string">
            <text:p>g = 11</text:p>
          </table:table-cell>
          <table:table-cell table:formula="of:=LOG([.B2])" office:value-type="float" office:value="-5">
            <text:p>-5</text:p>
          </table:table-cell>
          <table:table-cell table:formula="of:=LOG([.C2])" office:value-type="float" office:value="-1.80704231458044">
            <text:p>-1.8070423146</text:p>
          </table:table-cell>
          <table:table-cell table:formula="of:=LOG([.D2])" office:value-type="float" office:value="-1.80621310928737">
            <text:p>-1.8062131093</text:p>
          </table:table-cell>
          <table:table-cell table:formula="of:=LOG([.E2])" office:value-type="float" office:value="-1.80612033680774">
            <text:p>-1.8061203368</text:p>
          </table:table-cell>
          <table:table-cell table:formula="of:=LOG([.F2])" office:value-type="float" office:value="-1.50514997831991">
            <text:p>-1.5051499783</text:p>
          </table:table-cell>
          <table:table-cell table:formula="of:=LOG([.G2])" office:value-type="float" office:value="-1.80617997398389">
            <text:p>-1.806179974</text:p>
          </table:table-cell>
          <table:table-cell table:formula="of:=LOG([.H2])" office:value-type="float" office:value="-1.10718213794654">
            <text:p>-1.1071821379</text:p>
          </table:table-cell>
          <table:table-cell table:formula="of:=LOG([.I2])" office:value-type="float" office:value="-0.692027163115475">
            <text:p>-0.6920271631</text:p>
          </table:table-cell>
          <table:table-cell table:formula="of:=LOG([.J2])" office:value-type="float" office:value="-1.32904104813603">
            <text:p>-1.3290410481</text:p>
          </table:table-cell>
          <table:table-cell table:formula="of:=LOG([.K2])" office:value-type="float" office:value="-0.575702987032002">
            <text:p>-0.575702987</text:p>
          </table:table-cell>
          <table:table-cell table:formula="of:=LOG([.L2])" office:value-type="float" office:value="-1.02801547018669">
            <text:p>-1.0280154702</text:p>
          </table:table-cell>
          <table:table-cell table:formula="of:=LOG([.M2])" office:value-type="float" office:value="-0.444427936385733">
            <text:p>-0.4444279364</text:p>
          </table:table-cell>
          <table:table-cell table:formula="of:=LOG([.N2])" office:value-type="float" office:value="-1.50512347189725">
            <text:p>-1.5051234719</text:p>
          </table:table-cell>
          <table:table-cell table:formula="of:=LOG([.O2])" office:value-type="float" office:value="-0.0427289014618757">
            <text:p>-0.0427289015</text:p>
          </table:table-cell>
          <table:table-cell table:formula="of:=LOG([.P2])" office:value-type="float" office:value="-0.107112168976313">
            <text:p>-0.107112169</text:p>
          </table:table-cell>
          <table:table-cell table:formula="of:=LOG([.Q2])" office:value-type="float" office:value="0.227300903284735">
            <text:p>0.2273009033</text:p>
          </table:table-cell>
          <table:table-cell table:formula="of:=LOG([.R2])" office:value-type="float" office:value="-0.374791421362089">
            <text:p>-0.3747914214</text:p>
          </table:table-cell>
          <table:table-cell table:formula="of:=LOG([.S2])" office:value-type="float" office:value="0.223269509414513">
            <text:p>0.2232695094</text:p>
          </table:table-cell>
          <table:table-cell table:formula="of:=LOG([.T2])" office:value-type="float" office:value="0.0969336203695288">
            <text:p>0.0969336204</text:p>
          </table:table-cell>
          <table:table-cell table:formula="of:=LOG([.U2])" office:value-type="float" office:value="0.308193754592326">
            <text:p>0.3081937546</text:p>
          </table:table-cell>
          <table:table-cell table:formula="of:=LOG([.V2])" office:value-type="float" office:value="0.317705746372341">
            <text:p>0.3177057464</text:p>
          </table:table-cell>
          <table:table-cell table:formula="of:=LOG([.W2])" office:value-type="float" office:value="0.620414052543616">
            <text:p>0.6204140525</text:p>
          </table:table-cell>
          <table:table-cell table:formula="of:=LOG([.X2])" office:value-type="float" office:value="0.575869926416143">
            <text:p>0.5758699264</text:p>
          </table:table-cell>
          <table:table-cell table:formula="of:=LOG([.Y2])" office:value-type="float" office:value="0.972008285544881">
            <text:p>0.9720082855</text:p>
          </table:table-cell>
          <table:table-cell table:formula="of:=LOG([.Z2])" office:value-type="float" office:value="0.82504067131808">
            <text:p>0.8250406713</text:p>
          </table:table-cell>
          <table:table-cell table:formula="of:=LOG([.AA2])" office:value-type="float" office:value="1.10019165349492">
            <text:p>1.1001916535</text:p>
          </table:table-cell>
          <table:table-cell table:formula="of:=LOG([.AB2])" office:value-type="float" office:value="1.27846289417373">
            <text:p>1.2784628942</text:p>
          </table:table-cell>
          <table:table-cell table:formula="of:=LOG([.AC2])" office:value-type="float" office:value="0.479424406843887">
            <text:p>0.4794244068</text:p>
          </table:table-cell>
          <table:table-cell table:formula="of:=LOG([.AD2])" office:value-type="float" office:value="0.123261560251191">
            <text:p>0.1232615603</text:p>
          </table:table-cell>
          <table:table-cell table:formula="of:=LOG([.AE2])" office:value-type="float" office:value="1.48946566081103">
            <text:p>1.4894656608</text:p>
          </table:table-cell>
          <table:table-cell table:formula="of:=LOG([.AF2])" office:value-type="float" office:value="1.53473846406812">
            <text:p>1.5347384641</text:p>
          </table:table-cell>
          <table:table-cell table:formula="of:=LOG([.AG2])" office:value-type="float" office:value="2.00987378631549">
            <text:p>2.0098737863</text:p>
          </table:table-cell>
          <table:table-cell table:formula="of:=LOG([.AH2])" office:value-type="float" office:value="1.66805872281434">
            <text:p>1.6680587228</text:p>
          </table:table-cell>
          <table:table-cell table:formula="of:=LOG([.AI2])" office:value-type="float" office:value="2.03842220859664">
            <text:p>2.0384222086</text:p>
          </table:table-cell>
          <table:table-cell table:formula="of:=LOG([.AJ2])" office:value-type="float" office:value="1.96441781956984">
            <text:p>1.9644178196</text:p>
          </table:table-cell>
          <table:table-cell table:formula="of:=LOG([.AK2])" office:value-type="float" office:value="2.15139507943716">
            <text:p>2.1513950794</text:p>
          </table:table-cell>
          <table:table-cell table:formula="of:=LOG([.AL2])" office:value-type="float" office:value="2.0994324911246">
            <text:p>2.0994324911</text:p>
          </table:table-cell>
          <table:table-cell table:formula="of:=LOG([.AM2])" office:value-type="float" office:value="2.42338657390904">
            <text:p>2.4233865739</text:p>
          </table:table-cell>
          <table:table-cell table:formula="of:=LOG([.AN2])" office:value-type="float" office:value="2.36383117177283">
            <text:p>2.3638311718</text:p>
          </table:table-cell>
          <table:table-cell table:formula="of:=LOG([.AO2])" office:value-type="float" office:value="2.04232996971192">
            <text:p>2.0423299697</text:p>
          </table:table-cell>
          <table:table-cell table:formula="of:=LOG([.AP2])" office:value-type="float" office:value="2.74333642629322">
            <text:p>2.7433364263</text:p>
          </table:table-cell>
          <table:table-cell table:formula="of:=LOG([.AQ2])" office:value-type="float" office:value="3.03225329501916">
            <text:p>3.032253295</text:p>
          </table:table-cell>
          <table:table-cell table:formula="of:=LOG([.AR2])" office:value-type="float" office:value="2.67769062290172">
            <text:p>2.6776906229</text:p>
          </table:table-cell>
          <table:table-cell table:number-columns-repeated="42"/>
        </table:table-row>
        <table:table-row table:style-name="ro1">
          <table:table-cell office:value-type="string">
            <text:p>g = 539</text:p>
          </table:table-cell>
          <table:table-cell table:formula="of:=LOG([.B3])" office:value-type="float" office:value="-1.80617997398389">
            <text:p>-1.806179974</text:p>
          </table:table-cell>
          <table:table-cell table:formula="of:=LOG([.C3])" office:value-type="float" office:value="-1.80612696275625">
            <text:p>-1.8061269628</text:p>
          </table:table-cell>
          <table:table-cell table:formula="of:=LOG([.D3])" office:value-type="float" office:value="-5">
            <text:p>-5</text:p>
          </table:table-cell>
          <table:table-cell table:formula="of:=LOG([.E3])" office:value-type="float" office:value="-1.10646443136561">
            <text:p>-1.1064644314</text:p>
          </table:table-cell>
          <table:table-cell table:formula="of:=LOG([.F3])" office:value-type="float" office:value="-1.80612696275625">
            <text:p>-1.8061269628</text:p>
          </table:table-cell>
          <table:table-cell table:formula="of:=LOG([.G3])" office:value-type="float" office:value="-0.851922002268075">
            <text:p>-0.8519220023</text:p>
          </table:table-cell>
          <table:table-cell table:formula="of:=LOG([.H3])" office:value-type="float" office:value="-0.764761987205303">
            <text:p>-0.7647619872</text:p>
          </table:table-cell>
          <table:table-cell table:formula="of:=LOG([.I3])" office:value-type="float" office:value="-0.692215212517726">
            <text:p>-0.6922152125</text:p>
          </table:table-cell>
          <table:table-cell table:formula="of:=LOG([.J3])" office:value-type="float" office:value="-0.630063092026906">
            <text:p>-0.630063092</text:p>
          </table:table-cell>
          <table:table-cell table:formula="of:=LOG([.K3])" office:value-type="float" office:value="-0.80615479284394">
            <text:p>-0.8061547928</text:p>
          </table:table-cell>
          <table:table-cell table:formula="of:=LOG([.L3])" office:value-type="float" office:value="-0.660033951628132">
            <text:p>-0.6600339516</text:p>
          </table:table-cell>
          <table:table-cell table:formula="of:=LOG([.M3])" office:value-type="float" office:value="-0.726973325915582">
            <text:p>-0.7269733259</text:p>
          </table:table-cell>
          <table:table-cell table:formula="of:=LOG([.N3])" office:value-type="float" office:value="-0.726973325915582">
            <text:p>-0.7269733259</text:p>
          </table:table-cell>
          <table:table-cell table:formula="of:=LOG([.O3])" office:value-type="float" office:value="-0.505127779080847">
            <text:p>-0.5051277791</text:p>
          </table:table-cell>
          <table:table-cell table:formula="of:=LOG([.P3])" office:value-type="float" office:value="0.152912172350511">
            <text:p>0.1529121724</text:p>
          </table:table-cell>
          <table:table-cell table:formula="of:=LOG([.Q3])" office:value-type="float" office:value="-0.463733497548893">
            <text:p>-0.4637334975</text:p>
          </table:table-cell>
          <table:table-cell table:formula="of:=LOG([.R3])" office:value-type="float" office:value="-0.391181903625773">
            <text:p>-0.3911819036</text:p>
          </table:table-cell>
          <table:table-cell table:formula="of:=LOG([.S3])" office:value-type="float" office:value="0.138325740773326">
            <text:p>0.1383257408</text:p>
          </table:table-cell>
          <table:table-cell table:formula="of:=LOG([.T3])" office:value-type="float" office:value="0.429394203195961">
            <text:p>0.4293942032</text:p>
          </table:table-cell>
          <table:table-cell table:formula="of:=LOG([.U3])" office:value-type="float" office:value="0.49052621353275">
            <text:p>0.4905262135</text:p>
          </table:table-cell>
          <table:table-cell table:formula="of:=LOG([.V3])" office:value-type="float" office:value="-0.0427294727084358">
            <text:p>-0.0427294727</text:p>
          </table:table-cell>
          <table:table-cell table:formula="of:=LOG([.W3])" office:value-type="float" office:value="0.434407776630901">
            <text:p>0.4344077766</text:p>
          </table:table-cell>
          <table:table-cell table:formula="of:=LOG([.X3])" office:value-type="float" office:value="-0.115961309299401">
            <text:p>-0.1159613093</text:p>
          </table:table-cell>
          <table:table-cell table:formula="of:=LOG([.Y3])" office:value-type="float" office:value="0.324200572346768">
            <text:p>0.3242005723</text:p>
          </table:table-cell>
          <table:table-cell table:formula="of:=LOG([.Z3])" office:value-type="float" office:value="1.27159096469585">
            <text:p>1.2715909647</text:p>
          </table:table-cell>
          <table:table-cell table:formula="of:=LOG([.AA3])" office:value-type="float" office:value="1.33967304257505">
            <text:p>1.3396730426</text:p>
          </table:table-cell>
          <table:table-cell table:formula="of:=LOG([.AB3])" office:value-type="float" office:value="0.889337226622294">
            <text:p>0.8893372266</text:p>
          </table:table-cell>
          <table:table-cell table:formula="of:=LOG([.AC3])" office:value-type="float" office:value="1.3576148775936">
            <text:p>1.3576148776</text:p>
          </table:table-cell>
          <table:table-cell table:formula="of:=LOG([.AD3])" office:value-type="float" office:value="1.44525856101577">
            <text:p>1.445258561</text:p>
          </table:table-cell>
          <table:table-cell table:formula="of:=LOG([.AE3])" office:value-type="float" office:value="1.40790595483009">
            <text:p>1.4079059548</text:p>
          </table:table-cell>
          <table:table-cell table:formula="of:=LOG([.AF3])" office:value-type="float" office:value="-0.630066626130314">
            <text:p>-0.6300666261</text:p>
          </table:table-cell>
          <table:table-cell table:formula="of:=LOG([.AG3])" office:value-type="float" office:value="1.34215177734733">
            <text:p>1.3421517773</text:p>
          </table:table-cell>
          <table:table-cell table:formula="of:=LOG([.AH3])" office:value-type="float" office:value="1.70815310216598">
            <text:p>1.7081531022</text:p>
          </table:table-cell>
          <table:table-cell table:formula="of:=LOG([.AI3])" office:value-type="float" office:value="1.9346160828235">
            <text:p>1.9346160828</text:p>
          </table:table-cell>
          <table:table-cell table:formula="of:=LOG([.AJ3])" office:value-type="float" office:value="0.898013497114791">
            <text:p>0.8980134971</text:p>
          </table:table-cell>
          <table:table-cell table:formula="of:=LOG([.AK3])" office:value-type="float" office:value="2.15481650500026">
            <text:p>2.154816505</text:p>
          </table:table-cell>
          <table:table-cell table:formula="of:=LOG([.AL3])" office:value-type="float" office:value="1.61958029267042">
            <text:p>1.6195802927</text:p>
          </table:table-cell>
          <table:table-cell table:formula="of:=LOG([.AM3])" office:value-type="float" office:value="1.79559173837922">
            <text:p>1.7955917384</text:p>
          </table:table-cell>
          <table:table-cell table:formula="of:=LOG([.AN3])" office:value-type="float" office:value="2.49855972981835">
            <text:p>2.4985597298</text:p>
          </table:table-cell>
          <table:table-cell table:formula="of:=LOG([.AO3])" office:value-type="float" office:value="2.78838114315603">
            <text:p>2.7883811432</text:p>
          </table:table-cell>
          <table:table-cell table:formula="of:=LOG([.AP3])" office:value-type="float" office:value="2.87130496331775">
            <text:p>2.8713049633</text:p>
          </table:table-cell>
          <table:table-cell table:formula="of:=LOG([.AQ3])" office:value-type="float" office:value="3.00747670944435">
            <text:p>3.0074767094</text:p>
          </table:table-cell>
          <table:table-cell table:formula="of:=LOG([.AR3])" office:value-type="float" office:value="2.59914654023379">
            <text:p>2.5991465402</text:p>
          </table:table-cell>
          <table:table-cell table:number-columns-repeated="42"/>
        </table:table-row>
        <table:table-row table:style-name="ro1">
          <table:table-cell office:value-type="string">
            <text:p>g = 8624</text:p>
          </table:table-cell>
          <table:table-cell table:formula="of:=LOG([.B4])" office:value-type="float" office:value="-5">
            <text:p>-5</text:p>
          </table:table-cell>
          <table:table-cell table:formula="of:=LOG([.C4])" office:value-type="float" office:value="-1.80615346756123">
            <text:p>-1.8061534676</text:p>
          </table:table-cell>
          <table:table-cell table:formula="of:=LOG([.D4])" office:value-type="float" office:value="-1.50512347189725">
            <text:p>-1.5051234719</text:p>
          </table:table-cell>
          <table:table-cell table:formula="of:=LOG([.E4])" office:value-type="float" office:value="-1.50512015870816">
            <text:p>-1.5051201587</text:p>
          </table:table-cell>
          <table:table-cell table:formula="of:=LOG([.F4])" office:value-type="float" office:value="-0.961066787244301">
            <text:p>-0.9610667872</text:p>
          </table:table-cell>
          <table:table-cell table:formula="of:=LOG([.G4])" office:value-type="float" office:value="-1.20409181963557">
            <text:p>-1.2040918196</text:p>
          </table:table-cell>
          <table:table-cell table:formula="of:=LOG([.H4])" office:value-type="float" office:value="-1.10719274028912">
            <text:p>-1.1071927403</text:p>
          </table:table-cell>
          <table:table-cell table:formula="of:=LOG([.I4])" office:value-type="float" office:value="-1.10718213794654">
            <text:p>-1.1071821379</text:p>
          </table:table-cell>
          <table:table-cell table:formula="of:=LOG([.J4])" office:value-type="float" office:value="-0.602035555661318">
            <text:p>-0.6020355557</text:p>
          </table:table-cell>
          <table:table-cell table:formula="of:=LOG([.K4])" office:value-type="float" office:value="-1.20410010268727">
            <text:p>-1.2041001027</text:p>
          </table:table-cell>
          <table:table-cell table:formula="of:=LOG([.L4])" office:value-type="float" office:value="-0.660028271779468">
            <text:p>-0.6600282718</text:p>
          </table:table-cell>
          <table:table-cell table:formula="of:=LOG([.M4])" office:value-type="float" office:value="-0.391047356954459">
            <text:p>-0.391047357</text:p>
          </table:table-cell>
          <table:table-cell table:formula="of:=LOG([.N4])" office:value-type="float" office:value="-0.550885748220114">
            <text:p>-0.5508857482</text:p>
          </table:table-cell>
          <table:table-cell table:formula="of:=LOG([.O4])" office:value-type="float" office:value="-0.107187704144123">
            <text:p>-0.1071877041</text:p>
          </table:table-cell>
          <table:table-cell table:formula="of:=LOG([.P4])" office:value-type="float" office:value="-0.143338738968556">
            <text:p>-0.143338739</text:p>
          </table:table-cell>
          <table:table-cell table:formula="of:=LOG([.Q4])" office:value-type="float" office:value="-0.660028271779468">
            <text:p>-0.6600282718</text:p>
          </table:table-cell>
          <table:table-cell table:formula="of:=LOG([.R4])" office:value-type="float" office:value="0.107674203078132">
            <text:p>0.1076742031</text:p>
          </table:table-cell>
          <table:table-cell table:formula="of:=LOG([.S4])" office:value-type="float" office:value="-0.16270320068298">
            <text:p>-0.1627032007</text:p>
          </table:table-cell>
          <table:table-cell table:formula="of:=LOG([.T4])" office:value-type="float" office:value="0.0327379724723201">
            <text:p>0.0327379725</text:p>
          </table:table-cell>
          <table:table-cell table:formula="of:=LOG([.U4])" office:value-type="float" office:value="0.339996292710652">
            <text:p>0.3399962927</text:p>
          </table:table-cell>
          <table:table-cell table:formula="of:=LOG([.V4])" office:value-type="float" office:value="0.26606837494018">
            <text:p>0.2660683749</text:p>
          </table:table-cell>
          <table:table-cell table:formula="of:=LOG([.W4])" office:value-type="float" office:value="0.705754359448902">
            <text:p>0.7057543594</text:p>
          </table:table-cell>
          <table:table-cell table:formula="of:=LOG([.X4])" office:value-type="float" office:value="0.942048699486419">
            <text:p>0.9420486995</text:p>
          </table:table-cell>
          <table:table-cell table:formula="of:=LOG([.Y4])" office:value-type="float" office:value="-0.028004646865646">
            <text:p>-0.0280046469</text:p>
          </table:table-cell>
          <table:table-cell table:formula="of:=LOG([.Z4])" office:value-type="float" office:value="0.762058106453243">
            <text:p>0.7620581065</text:p>
          </table:table-cell>
          <table:table-cell table:formula="of:=LOG([.AA4])" office:value-type="float" office:value="1.29388310992308">
            <text:p>1.2938831099</text:p>
          </table:table-cell>
          <table:table-cell table:formula="of:=LOG([.AB4])" office:value-type="float" office:value="0.963972931091056">
            <text:p>0.9639729311</text:p>
          </table:table-cell>
          <table:table-cell table:formula="of:=LOG([.AC4])" office:value-type="float" office:value="1.40175992431204">
            <text:p>1.4017599243</text:p>
          </table:table-cell>
          <table:table-cell table:formula="of:=LOG([.AD4])" office:value-type="float" office:value="1.32193610854652">
            <text:p>1.3219361085</text:p>
          </table:table-cell>
          <table:table-cell table:formula="of:=LOG([.AE4])" office:value-type="float" office:value="1.5232561374271">
            <text:p>1.5232561374</text:p>
          </table:table-cell>
          <table:table-cell table:formula="of:=LOG([.AF4])" office:value-type="float" office:value="1.69937801569908">
            <text:p>1.6993780157</text:p>
          </table:table-cell>
          <table:table-cell table:formula="of:=LOG([.AG4])" office:value-type="float" office:value="1.94896976195769">
            <text:p>1.948969762</text:p>
          </table:table-cell>
          <table:table-cell table:formula="of:=LOG([.AH4])" office:value-type="float" office:value="2.14799070817215">
            <text:p>2.1479907082</text:p>
          </table:table-cell>
          <table:table-cell table:formula="of:=LOG([.AI4])" office:value-type="float" office:value="1.52851719504012">
            <text:p>1.528517195</text:p>
          </table:table-cell>
          <table:table-cell table:formula="of:=LOG([.AJ4])" office:value-type="float" office:value="0.57406972912205">
            <text:p>0.5740697291</text:p>
          </table:table-cell>
          <table:table-cell table:formula="of:=LOG([.AK4])" office:value-type="float" office:value="2.1777588421726">
            <text:p>2.1777588422</text:p>
          </table:table-cell>
          <table:table-cell table:formula="of:=LOG([.AL4])" office:value-type="float" office:value="1.75196802251991">
            <text:p>1.7519680225</text:p>
          </table:table-cell>
          <table:table-cell table:formula="of:=LOG([.AM4])" office:value-type="float" office:value="1.50220538116424">
            <text:p>1.5022053812</text:p>
          </table:table-cell>
          <table:table-cell table:formula="of:=LOG([.AN4])" office:value-type="float" office:value="2.52728131898351">
            <text:p>2.527281319</text:p>
          </table:table-cell>
          <table:table-cell table:formula="of:=LOG([.AO4])" office:value-type="float" office:value="2.7505194819965">
            <text:p>2.750519482</text:p>
          </table:table-cell>
          <table:table-cell table:formula="of:=LOG([.AP4])" office:value-type="float" office:value="2.66720021717229">
            <text:p>2.6672002172</text:p>
          </table:table-cell>
          <table:table-cell table:formula="of:=LOG([.AQ4])" office:value-type="float" office:value="3.15794291507909">
            <text:p>3.1579429151</text:p>
          </table:table-cell>
          <table:table-cell table:formula="of:=LOG([.AR4])" office:value-type="float" office:value="2.8149140478397">
            <text:p>2.8149140478</text:p>
          </table:table-cell>
          <table:table-cell table:number-columns-repeated="42"/>
        </table:table-row>
        <table:table-row table:style-name="ro1">
          <table:table-cell>
            <draw:frame table:end-cell-address="Feuille1.I42" table:end-x="1.266cm" table:end-y="0.4cm" draw:z-index="0" draw:style-name="gr1" draw:text-style-name="P1" svg:width="21.54cm" svg:height="14.751cm" svg:x="0.1cm" svg:y="0.101cm">
              <draw:object draw:notify-on-update-of-ranges="Feuille1.B6:Feuille1.AR6 Feuille1.A7:Feuille1.A7 Feuille1.B7:Feuille1.AR7 Feuille1.A8:Feuille1.A8 Feuille1.B8:Feuille1.AR8 Feuille1.A9:Feuille1.A9 Feuille1.B9:Feuille1.AR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5"/>
        </table:table-row>
        <table:table-row table:style-name="ro1">
          <table:table-cell table:number-columns-repeated="8"/>
          <table:table-cell>
            <draw:frame table:end-cell-address="Feuille1.O30" table:end-x="0.745cm" table:end-y="0.424cm" draw:z-index="1" draw:style-name="gr1" draw:text-style-name="P1" svg:width="15.983cm" svg:height="9.005cm" svg:x="2.345cm" svg:y="0cm">
              <draw:object draw:notify-on-update-of-ranges="Feuille1.A1:Feuille1.AR1 Feuille1.B2:Feuille1.AR2 Feuille1.B3:Feuille1.AR3 Feuille1.B4:Feuille1.AR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7">27/05/2015</text:date>, <text:time>15:4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7T15:44:06.96</dc:date>
    <meta:generator>OpenOffice/4.0.0$Win32 OpenOffice.org_project/400m3$Build-9702</meta:generator>
    <meta:editing-duration>PT1H23M19S</meta:editing-duration>
    <meta:editing-cycles>3</meta:editing-cycles>
    <meta:document-statistic meta:table-count="1" meta:cell-count="35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0pt" fo:font-weight="bold" style:font-size-asian="13pt" style:font-size-complex="13pt"/>
    </style:style>
    <style:style style:name="ch3" style:family="chart">
      <style:chart-properties chart:auto-position="true"/>
      <style:text-properties fo:font-size="14pt" fo:font-style="italic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6pt" fo:font-style="italic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7">
      <style:chart-properties chart:display-label="true" chart:logarithmic="false" chart:reverse-direction="false" text:line-break="false" chart:link-data-style-to-source="false" chart:axis-position="0" chart:axis-label-position="outside-start" chart:tick-mark-position="at-axis" style:rotation-angle="35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16pt" style:font-size-asian="9pt" style:font-size-complex="9pt"/>
    </style:style>
    <style:style style:name="ch11" style:family="chart" style:data-style-name="N0">
      <style:chart-properties chart:symbol-type="none"/>
      <style:graphic-properties svg:stroke-width="0.08cm" svg:stroke-color="#0000ff" draw:fill-color="#0000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006600" draw:fill-color="#0066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541cm" svg:height="14.752cm" xlink:href=".." xlink:type="simple" chart:class="chart:line" chart:style-name="ch1">
        <chart:title svg:x="7.137cm" svg:y="0.431cm" chart:style-name="ch2">
          <text:p>Test algorithme naïf</text:p>
        </chart:title>
        <chart:subtitle svg:x="7.44cm" svg:y="1.998cm" chart:style-name="ch3">
          <text:p>pour g=11, g=539 et g=8624</text:p>
        </chart:subtitle>
        <chart:legend chart:legend-position="end" svg:x="17.81cm" svg:y="6.198cm" style:legend-expansion="high" chart:style-name="ch4"/>
        <chart:plot-area chart:style-name="ch5" table:cell-range-address="Feuille1.A6:Feuille1.AR9" chart:data-source-has-labels="both" svg:x="1.854cm" svg:y="3.493cm" svg:width="15.096cm" svg:height="9.57cm">
          <chartooo:coordinate-region svg:x="2.396cm" svg:y="3.705cm" svg:width="14.432cm" svg:height="8.488cm"/>
          <chart:axis chart:dimension="x" chart:name="primary-x" chart:style-name="ch6" chartooo:axis-type="auto">
            <chartooo:date-scale/>
            <chart:title svg:x="8.612cm" svg:y="13.359cm" chart:style-name="ch7">
              <text:p>log(p)</text:p>
            </chart:title>
            <chart:categories table:cell-range-address="Feuille1.B6:Feuille1.AR6"/>
            <chart:grid chart:style-name="ch8" chart:class="major"/>
          </chart:axis>
          <chart:axis chart:dimension="y" chart:name="primary-y" chart:style-name="ch9">
            <chart:title svg:x="0.451cm" svg:y="9.002cm" chart:style-name="ch10">
              <text:p>log(t)</text:p>
            </chart:title>
          </chart:axis>
          <chart:series chart:style-name="ch11" chart:values-cell-range-address="Feuille1.B7:Feuille1.AR7" chart:label-cell-address="Feuille1.A7:Feuille1.A7" chart:class="chart:line">
            <chart:data-point chart:repeated="43"/>
          </chart:series>
          <chart:series chart:style-name="ch12" chart:values-cell-range-address="Feuille1.B8:Feuille1.AR8" chart:label-cell-address="Feuille1.A8:Feuille1.A8" chart:class="chart:line">
            <chart:data-point chart:repeated="43"/>
          </chart:series>
          <chart:series chart:style-name="ch13" chart:values-cell-range-address="Feuille1.B9:Feuille1.AR9" chart:label-cell-address="Feuille1.A9:Feuille1.A9" chart:class="chart:line">
            <chart:data-point chart:repeated="4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3"/>
          </table:table-columns>
          <table:table-header-rows>
            <table:table-row>
              <table:table-cell>
                <text:p/>
              </table:table-cell>
              <table:table-cell office:value-type="float" office:value="4.00039068924991">
                <text:p/>
                <draw:g>
                  <svg:desc>Feuille1.B6:Feuille1.AR6</svg:desc>
                </draw:g>
              </table:table-cell>
              <table:table-cell office:value-type="float" office:value="4.6995689175659">
                <text:p/>
              </table:table-cell>
              <table:table-cell office:value-type="float" office:value="5.00029955985624">
                <text:p>10</text:p>
              </table:table-cell>
              <table:table-cell office:value-type="float" office:value="5.30103651003235">
                <text:p>10</text:p>
              </table:table-cell>
              <table:table-cell office:value-type="float" office:value="5.47713138813935">
                <text:p>10</text:p>
              </table:table-cell>
              <table:table-cell office:value-type="float" office:value="5.60213490066535">
                <text:p>10</text:p>
              </table:table-cell>
              <table:table-cell office:value-type="float" office:value="5.69899519268551">
                <text:p>10</text:p>
              </table:table-cell>
              <table:table-cell office:value-type="float" office:value="5.77815921237616">
                <text:p>10</text:p>
              </table:table-cell>
              <table:table-cell office:value-type="float" office:value="5.84511479104979">
                <text:p>10</text:p>
              </table:table-cell>
              <table:table-cell office:value-type="float" office:value="5.9031534979158">
                <text:p>10</text:p>
              </table:table-cell>
              <table:table-cell office:value-type="float" office:value="5.95428641921709">
                <text:p>10</text:p>
              </table:table-cell>
              <table:table-cell office:value-type="float" office:value="6.00005775732532">
                <text:p>10</text:p>
              </table:table-cell>
              <table:table-cell office:value-type="float" office:value="6.30103064710521">
                <text:p>10</text:p>
              </table:table-cell>
              <table:table-cell office:value-type="float" office:value="6.47712545287936">
                <text:p>10</text:p>
              </table:table-cell>
              <table:table-cell office:value-type="float" office:value="6.60206400853334">
                <text:p>10</text:p>
              </table:table-cell>
              <table:table-cell office:value-type="float" office:value="6.69898746262328">
                <text:p>10</text:p>
              </table:table-cell>
              <table:table-cell office:value-type="float" office:value="6.77815465234376">
                <text:p>10</text:p>
              </table:table-cell>
              <table:table-cell office:value-type="float" office:value="6.84510182456397">
                <text:p>10</text:p>
              </table:table-cell>
              <table:table-cell office:value-type="float" office:value="6.90309047557296">
                <text:p>10</text:p>
              </table:table-cell>
              <table:table-cell office:value-type="float" office:value="6.95424304024337">
                <text:p>10</text:p>
              </table:table-cell>
              <table:table-cell office:value-type="float" office:value="7.00000447321013">
                <text:p>10</text:p>
              </table:table-cell>
              <table:table-cell office:value-type="float" office:value="7.30103006080815">
                <text:p>10</text:p>
              </table:table-cell>
              <table:table-cell office:value-type="float" office:value="7.47712158767864">
                <text:p>10</text:p>
              </table:table-cell>
              <table:table-cell office:value-type="float" office:value="7.60206132678144">
                <text:p>10</text:p>
              </table:table-cell>
              <table:table-cell office:value-type="float" office:value="7.69897055154672">
                <text:p>10</text:p>
              </table:table-cell>
              <table:table-cell office:value-type="float" office:value="7.77815133000429">
                <text:p>10</text:p>
              </table:table-cell>
              <table:table-cell office:value-type="float" office:value="7.84509826956985">
                <text:p>10</text:p>
              </table:table-cell>
              <table:table-cell office:value-type="float" office:value="7.90309036157077">
                <text:p>10</text:p>
              </table:table-cell>
              <table:table-cell office:value-type="float" office:value="7.95424274588848">
                <text:p>10</text:p>
              </table:table-cell>
              <table:table-cell office:value-type="float" office:value="8.00000021280424">
                <text:p>10</text:p>
              </table:table-cell>
              <table:table-cell office:value-type="float" office:value="8.30103006732256">
                <text:p>10</text:p>
              </table:table-cell>
              <table:table-cell office:value-type="float" office:value="8.47712142698977">
                <text:p>10</text:p>
              </table:table-cell>
              <table:table-cell office:value-type="float" office:value="8.60206003801462">
                <text:p>10</text:p>
              </table:table-cell>
              <table:table-cell office:value-type="float" office:value="8.69897005384559">
                <text:p>10</text:p>
              </table:table-cell>
              <table:table-cell office:value-type="float" office:value="8.7781512641363">
                <text:p>10</text:p>
              </table:table-cell>
              <table:table-cell office:value-type="float" office:value="8.84509804063468">
                <text:p>10</text:p>
              </table:table-cell>
              <table:table-cell office:value-type="float" office:value="8.90309002119263">
                <text:p>10</text:p>
              </table:table-cell>
              <table:table-cell office:value-type="float" office:value="8.95424251474737">
                <text:p>10</text:p>
              </table:table-cell>
              <table:table-cell office:value-type="float" office:value="9.00000004212656">
                <text:p>10</text:p>
              </table:table-cell>
              <table:table-cell office:value-type="float" office:value="9.3010299980526">
                <text:p>10</text:p>
              </table:table-cell>
              <table:table-cell office:value-type="float" office:value="9.47712126586655">
                <text:p>10</text:p>
              </table:table-cell>
              <table:table-cell office:value-type="float" office:value="9.60205999208798">
                <text:p>10</text:p>
              </table:table-cell>
              <table:table-cell office:value-type="float" office:value="9.69897004750489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g = 11</text:p>
                <draw:g>
                  <svg:desc>Feuille1.A7:Feuille1.A7</svg:desc>
                </draw:g>
              </table:table-cell>
              <table:table-cell office:value-type="float" office:value="-5">
                <text:p>-5</text:p>
                <draw:g>
                  <svg:desc>Feuille1.B7:Feuille1.AR7</svg:desc>
                </draw:g>
              </table:table-cell>
              <table:table-cell office:value-type="float" office:value="-1.80704231458044">
                <text:p>-1.80704231458044</text:p>
              </table:table-cell>
              <table:table-cell office:value-type="float" office:value="-1.80621310928737">
                <text:p>-1.80621310928737</text:p>
              </table:table-cell>
              <table:table-cell office:value-type="float" office:value="-1.80612033680774">
                <text:p>-1.80612033680774</text:p>
              </table:table-cell>
              <table:table-cell office:value-type="float" office:value="-1.50514997831991">
                <text:p>-1.50514997831991</text:p>
              </table:table-cell>
              <table:table-cell office:value-type="float" office:value="-1.80617997398389">
                <text:p>-1.80617997398389</text:p>
              </table:table-cell>
              <table:table-cell office:value-type="float" office:value="-1.10718213794654">
                <text:p>-1.10718213794654</text:p>
              </table:table-cell>
              <table:table-cell office:value-type="float" office:value="-0.692027163115475">
                <text:p>-0.692027163115475</text:p>
              </table:table-cell>
              <table:table-cell office:value-type="float" office:value="-1.32904104813603">
                <text:p>-1.32904104813603</text:p>
              </table:table-cell>
              <table:table-cell office:value-type="float" office:value="-0.575702987032002">
                <text:p>-0.575702987032002</text:p>
              </table:table-cell>
              <table:table-cell office:value-type="float" office:value="-1.02801547018669">
                <text:p>-1.02801547018669</text:p>
              </table:table-cell>
              <table:table-cell office:value-type="float" office:value="-0.444427936385733">
                <text:p>-0.444427936385733</text:p>
              </table:table-cell>
              <table:table-cell office:value-type="float" office:value="-1.50512347189725">
                <text:p>-1.50512347189725</text:p>
              </table:table-cell>
              <table:table-cell office:value-type="float" office:value="-0.0427289014618757">
                <text:p>-0.0427289014618757</text:p>
              </table:table-cell>
              <table:table-cell office:value-type="float" office:value="-0.107112168976313">
                <text:p>-0.107112168976313</text:p>
              </table:table-cell>
              <table:table-cell office:value-type="float" office:value="0.227300903284735">
                <text:p>0.227300903284735</text:p>
              </table:table-cell>
              <table:table-cell office:value-type="float" office:value="-0.374791421362089">
                <text:p>-0.374791421362089</text:p>
              </table:table-cell>
              <table:table-cell office:value-type="float" office:value="0.223269509414513">
                <text:p>0.223269509414513</text:p>
              </table:table-cell>
              <table:table-cell office:value-type="float" office:value="0.0969336203695288">
                <text:p>0.0969336203695288</text:p>
              </table:table-cell>
              <table:table-cell office:value-type="float" office:value="0.308193754592326">
                <text:p>0.308193754592326</text:p>
              </table:table-cell>
              <table:table-cell office:value-type="float" office:value="0.317705746372341">
                <text:p>0.317705746372341</text:p>
              </table:table-cell>
              <table:table-cell office:value-type="float" office:value="0.620414052543616">
                <text:p>0.620414052543616</text:p>
              </table:table-cell>
              <table:table-cell office:value-type="float" office:value="0.575869926416143">
                <text:p>0.575869926416143</text:p>
              </table:table-cell>
              <table:table-cell office:value-type="float" office:value="0.972008285544881">
                <text:p>0.972008285544881</text:p>
              </table:table-cell>
              <table:table-cell office:value-type="float" office:value="0.82504067131808">
                <text:p>0.82504067131808</text:p>
              </table:table-cell>
              <table:table-cell office:value-type="float" office:value="1.10019165349492">
                <text:p>1.10019165349492</text:p>
              </table:table-cell>
              <table:table-cell office:value-type="float" office:value="1.27846289417373">
                <text:p>1.27846289417373</text:p>
              </table:table-cell>
              <table:table-cell office:value-type="float" office:value="0.479424406843887">
                <text:p>0.479424406843887</text:p>
              </table:table-cell>
              <table:table-cell office:value-type="float" office:value="0.123261560251191">
                <text:p>0.123261560251191</text:p>
              </table:table-cell>
              <table:table-cell office:value-type="float" office:value="1.48946566081103">
                <text:p>1.48946566081103</text:p>
              </table:table-cell>
              <table:table-cell office:value-type="float" office:value="1.53473846406812">
                <text:p>1.53473846406812</text:p>
              </table:table-cell>
              <table:table-cell office:value-type="float" office:value="2.00987378631549">
                <text:p>2.00987378631549</text:p>
              </table:table-cell>
              <table:table-cell office:value-type="float" office:value="1.66805872281434">
                <text:p>1.66805872281434</text:p>
              </table:table-cell>
              <table:table-cell office:value-type="float" office:value="2.03842220859664">
                <text:p>2.03842220859664</text:p>
              </table:table-cell>
              <table:table-cell office:value-type="float" office:value="1.96441781956984">
                <text:p>1.96441781956984</text:p>
              </table:table-cell>
              <table:table-cell office:value-type="float" office:value="2.15139507943716">
                <text:p>2.15139507943716</text:p>
              </table:table-cell>
              <table:table-cell office:value-type="float" office:value="2.0994324911246">
                <text:p>2.0994324911246</text:p>
              </table:table-cell>
              <table:table-cell office:value-type="float" office:value="2.42338657390904">
                <text:p>2.42338657390904</text:p>
              </table:table-cell>
              <table:table-cell office:value-type="float" office:value="2.36383117177283">
                <text:p>2.36383117177283</text:p>
              </table:table-cell>
              <table:table-cell office:value-type="float" office:value="2.04232996971192">
                <text:p>2.04232996971192</text:p>
              </table:table-cell>
              <table:table-cell office:value-type="float" office:value="2.74333642629322">
                <text:p>2.74333642629322</text:p>
              </table:table-cell>
              <table:table-cell office:value-type="float" office:value="3.03225329501916">
                <text:p>3.03225329501916</text:p>
              </table:table-cell>
              <table:table-cell office:value-type="float" office:value="2.67769062290172">
                <text:p>2.67769062290172</text:p>
              </table:table-cell>
            </table:table-row>
            <table:table-row>
              <table:table-cell office:value-type="string">
                <text:p>g = 539</text:p>
                <draw:g>
                  <svg:desc>Feuille1.A8:Feuille1.A8</svg:desc>
                </draw:g>
              </table:table-cell>
              <table:table-cell office:value-type="float" office:value="-1.80617997398389">
                <text:p>-1.80617997398389</text:p>
                <draw:g>
                  <svg:desc>Feuille1.B8:Feuille1.AR8</svg:desc>
                </draw:g>
              </table:table-cell>
              <table:table-cell office:value-type="float" office:value="-1.80612696275625">
                <text:p>-1.80612696275625</text:p>
              </table:table-cell>
              <table:table-cell office:value-type="float" office:value="-5">
                <text:p>-5</text:p>
              </table:table-cell>
              <table:table-cell office:value-type="float" office:value="-1.10646443136561">
                <text:p>-1.10646443136561</text:p>
              </table:table-cell>
              <table:table-cell office:value-type="float" office:value="-1.80612696275625">
                <text:p>-1.80612696275625</text:p>
              </table:table-cell>
              <table:table-cell office:value-type="float" office:value="-0.851922002268075">
                <text:p>-0.851922002268075</text:p>
              </table:table-cell>
              <table:table-cell office:value-type="float" office:value="-0.764761987205303">
                <text:p>-0.764761987205303</text:p>
              </table:table-cell>
              <table:table-cell office:value-type="float" office:value="-0.692215212517726">
                <text:p>-0.692215212517726</text:p>
              </table:table-cell>
              <table:table-cell office:value-type="float" office:value="-0.630063092026906">
                <text:p>-0.630063092026906</text:p>
              </table:table-cell>
              <table:table-cell office:value-type="float" office:value="-0.80615479284394">
                <text:p>-0.80615479284394</text:p>
              </table:table-cell>
              <table:table-cell office:value-type="float" office:value="-0.660033951628132">
                <text:p>-0.660033951628132</text:p>
              </table:table-cell>
              <table:table-cell office:value-type="float" office:value="-0.726973325915582">
                <text:p>-0.726973325915582</text:p>
              </table:table-cell>
              <table:table-cell office:value-type="float" office:value="-0.726973325915582">
                <text:p>-0.726973325915582</text:p>
              </table:table-cell>
              <table:table-cell office:value-type="float" office:value="-0.505127779080847">
                <text:p>-0.505127779080847</text:p>
              </table:table-cell>
              <table:table-cell office:value-type="float" office:value="0.152912172350511">
                <text:p>0.152912172350511</text:p>
              </table:table-cell>
              <table:table-cell office:value-type="float" office:value="-0.463733497548893">
                <text:p>-0.463733497548893</text:p>
              </table:table-cell>
              <table:table-cell office:value-type="float" office:value="-0.391181903625773">
                <text:p>-0.391181903625773</text:p>
              </table:table-cell>
              <table:table-cell office:value-type="float" office:value="0.138325740773326">
                <text:p>0.138325740773326</text:p>
              </table:table-cell>
              <table:table-cell office:value-type="float" office:value="0.429394203195961">
                <text:p>0.429394203195961</text:p>
              </table:table-cell>
              <table:table-cell office:value-type="float" office:value="0.49052621353275">
                <text:p>0.49052621353275</text:p>
              </table:table-cell>
              <table:table-cell office:value-type="float" office:value="-0.0427294727084358">
                <text:p>-0.0427294727084358</text:p>
              </table:table-cell>
              <table:table-cell office:value-type="float" office:value="0.434407776630901">
                <text:p>0.434407776630901</text:p>
              </table:table-cell>
              <table:table-cell office:value-type="float" office:value="-0.115961309299401">
                <text:p>-0.115961309299401</text:p>
              </table:table-cell>
              <table:table-cell office:value-type="float" office:value="0.324200572346768">
                <text:p>0.324200572346768</text:p>
              </table:table-cell>
              <table:table-cell office:value-type="float" office:value="1.27159096469585">
                <text:p>1.27159096469585</text:p>
              </table:table-cell>
              <table:table-cell office:value-type="float" office:value="1.33967304257505">
                <text:p>1.33967304257505</text:p>
              </table:table-cell>
              <table:table-cell office:value-type="float" office:value="0.889337226622294">
                <text:p>0.889337226622294</text:p>
              </table:table-cell>
              <table:table-cell office:value-type="float" office:value="1.3576148775936">
                <text:p>1.3576148775936</text:p>
              </table:table-cell>
              <table:table-cell office:value-type="float" office:value="1.44525856101577">
                <text:p>1.44525856101577</text:p>
              </table:table-cell>
              <table:table-cell office:value-type="float" office:value="1.40790595483009">
                <text:p>1.40790595483009</text:p>
              </table:table-cell>
              <table:table-cell office:value-type="float" office:value="-0.630066626130314">
                <text:p>-0.630066626130314</text:p>
              </table:table-cell>
              <table:table-cell office:value-type="float" office:value="1.34215177734733">
                <text:p>1.34215177734733</text:p>
              </table:table-cell>
              <table:table-cell office:value-type="float" office:value="1.70815310216598">
                <text:p>1.70815310216598</text:p>
              </table:table-cell>
              <table:table-cell office:value-type="float" office:value="1.9346160828235">
                <text:p>1.9346160828235</text:p>
              </table:table-cell>
              <table:table-cell office:value-type="float" office:value="0.898013497114791">
                <text:p>0.898013497114791</text:p>
              </table:table-cell>
              <table:table-cell office:value-type="float" office:value="2.15481650500026">
                <text:p>2.15481650500026</text:p>
              </table:table-cell>
              <table:table-cell office:value-type="float" office:value="1.61958029267042">
                <text:p>1.61958029267042</text:p>
              </table:table-cell>
              <table:table-cell office:value-type="float" office:value="1.79559173837922">
                <text:p>1.79559173837922</text:p>
              </table:table-cell>
              <table:table-cell office:value-type="float" office:value="2.49855972981835">
                <text:p>2.49855972981835</text:p>
              </table:table-cell>
              <table:table-cell office:value-type="float" office:value="2.78838114315603">
                <text:p>2.78838114315603</text:p>
              </table:table-cell>
              <table:table-cell office:value-type="float" office:value="2.87130496331775">
                <text:p>2.87130496331775</text:p>
              </table:table-cell>
              <table:table-cell office:value-type="float" office:value="3.00747670944435">
                <text:p>3.00747670944435</text:p>
              </table:table-cell>
              <table:table-cell office:value-type="float" office:value="2.59914654023379">
                <text:p>2.59914654023379</text:p>
              </table:table-cell>
            </table:table-row>
            <table:table-row>
              <table:table-cell office:value-type="string">
                <text:p>g = 8624</text:p>
                <draw:g>
                  <svg:desc>Feuille1.A9:Feuille1.A9</svg:desc>
                </draw:g>
              </table:table-cell>
              <table:table-cell office:value-type="float" office:value="-5">
                <text:p>-5</text:p>
                <draw:g>
                  <svg:desc>Feuille1.B9:Feuille1.AR9</svg:desc>
                </draw:g>
              </table:table-cell>
              <table:table-cell office:value-type="float" office:value="-1.80615346756123">
                <text:p>-1.80615346756123</text:p>
              </table:table-cell>
              <table:table-cell office:value-type="float" office:value="-1.50512347189725">
                <text:p>-1.50512347189725</text:p>
              </table:table-cell>
              <table:table-cell office:value-type="float" office:value="-1.50512015870816">
                <text:p>-1.50512015870816</text:p>
              </table:table-cell>
              <table:table-cell office:value-type="float" office:value="-0.961066787244301">
                <text:p>-0.961066787244301</text:p>
              </table:table-cell>
              <table:table-cell office:value-type="float" office:value="-1.20409181963557">
                <text:p>-1.20409181963557</text:p>
              </table:table-cell>
              <table:table-cell office:value-type="float" office:value="-1.10719274028912">
                <text:p>-1.10719274028912</text:p>
              </table:table-cell>
              <table:table-cell office:value-type="float" office:value="-1.10718213794654">
                <text:p>-1.10718213794654</text:p>
              </table:table-cell>
              <table:table-cell office:value-type="float" office:value="-0.602035555661318">
                <text:p>-0.602035555661318</text:p>
              </table:table-cell>
              <table:table-cell office:value-type="float" office:value="-1.20410010268727">
                <text:p>-1.20410010268727</text:p>
              </table:table-cell>
              <table:table-cell office:value-type="float" office:value="-0.660028271779468">
                <text:p>-0.660028271779468</text:p>
              </table:table-cell>
              <table:table-cell office:value-type="float" office:value="-0.391047356954459">
                <text:p>-0.391047356954459</text:p>
              </table:table-cell>
              <table:table-cell office:value-type="float" office:value="-0.550885748220114">
                <text:p>-0.550885748220114</text:p>
              </table:table-cell>
              <table:table-cell office:value-type="float" office:value="-0.107187704144123">
                <text:p>-0.107187704144123</text:p>
              </table:table-cell>
              <table:table-cell office:value-type="float" office:value="-0.143338738968556">
                <text:p>-0.143338738968556</text:p>
              </table:table-cell>
              <table:table-cell office:value-type="float" office:value="-0.660028271779468">
                <text:p>-0.660028271779468</text:p>
              </table:table-cell>
              <table:table-cell office:value-type="float" office:value="0.107674203078132">
                <text:p>0.107674203078132</text:p>
              </table:table-cell>
              <table:table-cell office:value-type="float" office:value="-0.16270320068298">
                <text:p>-0.16270320068298</text:p>
              </table:table-cell>
              <table:table-cell office:value-type="float" office:value="0.0327379724723201">
                <text:p>0.0327379724723201</text:p>
              </table:table-cell>
              <table:table-cell office:value-type="float" office:value="0.339996292710652">
                <text:p>0.339996292710652</text:p>
              </table:table-cell>
              <table:table-cell office:value-type="float" office:value="0.26606837494018">
                <text:p>0.26606837494018</text:p>
              </table:table-cell>
              <table:table-cell office:value-type="float" office:value="0.705754359448902">
                <text:p>0.705754359448902</text:p>
              </table:table-cell>
              <table:table-cell office:value-type="float" office:value="0.942048699486419">
                <text:p>0.942048699486419</text:p>
              </table:table-cell>
              <table:table-cell office:value-type="float" office:value="-0.028004646865646">
                <text:p>-0.028004646865646</text:p>
              </table:table-cell>
              <table:table-cell office:value-type="float" office:value="0.762058106453243">
                <text:p>0.762058106453243</text:p>
              </table:table-cell>
              <table:table-cell office:value-type="float" office:value="1.29388310992308">
                <text:p>1.29388310992308</text:p>
              </table:table-cell>
              <table:table-cell office:value-type="float" office:value="0.963972931091056">
                <text:p>0.963972931091056</text:p>
              </table:table-cell>
              <table:table-cell office:value-type="float" office:value="1.40175992431204">
                <text:p>1.40175992431204</text:p>
              </table:table-cell>
              <table:table-cell office:value-type="float" office:value="1.32193610854652">
                <text:p>1.32193610854652</text:p>
              </table:table-cell>
              <table:table-cell office:value-type="float" office:value="1.5232561374271">
                <text:p>1.5232561374271</text:p>
              </table:table-cell>
              <table:table-cell office:value-type="float" office:value="1.69937801569908">
                <text:p>1.69937801569908</text:p>
              </table:table-cell>
              <table:table-cell office:value-type="float" office:value="1.94896976195769">
                <text:p>1.94896976195769</text:p>
              </table:table-cell>
              <table:table-cell office:value-type="float" office:value="2.14799070817215">
                <text:p>2.14799070817215</text:p>
              </table:table-cell>
              <table:table-cell office:value-type="float" office:value="1.52851719504012">
                <text:p>1.52851719504012</text:p>
              </table:table-cell>
              <table:table-cell office:value-type="float" office:value="0.57406972912205">
                <text:p>0.57406972912205</text:p>
              </table:table-cell>
              <table:table-cell office:value-type="float" office:value="2.1777588421726">
                <text:p>2.1777588421726</text:p>
              </table:table-cell>
              <table:table-cell office:value-type="float" office:value="1.75196802251991">
                <text:p>1.75196802251991</text:p>
              </table:table-cell>
              <table:table-cell office:value-type="float" office:value="1.50220538116424">
                <text:p>1.50220538116424</text:p>
              </table:table-cell>
              <table:table-cell office:value-type="float" office:value="2.52728131898351">
                <text:p>2.52728131898351</text:p>
              </table:table-cell>
              <table:table-cell office:value-type="float" office:value="2.7505194819965">
                <text:p>2.7505194819965</text:p>
              </table:table-cell>
              <table:table-cell office:value-type="float" office:value="2.66720021717229">
                <text:p>2.66720021717229</text:p>
              </table:table-cell>
              <table:table-cell office:value-type="float" office:value="3.15794291507909">
                <text:p>3.15794291507909</text:p>
              </table:table-cell>
              <table:table-cell office:value-type="float" office:value="2.8149140478397">
                <text:p>2.81491404783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60">
      <style:chart-properties chart:symbol-type="none" chart:regression-type="exponential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4cm" svg:height="9.006cm" xlink:href=".." xlink:type="simple" chart:class="chart:line" chart:style-name="ch1">
        <chart:legend chart:legend-position="end" svg:x="11.412cm" svg:y="3.405cm" style:legend-expansion="high" chart:style-name="ch2"/>
        <chart:plot-area chart:style-name="ch3" table:cell-range-address="Feuille1.A1:Feuille1.AR1 Feuille1.B2:Feuille1.AR4" chart:data-source-has-labels="row" svg:x="0.769cm" svg:y="0.855cm" svg:width="10.005cm" svg:height="7.551cm">
          <chartooo:coordinate-region svg:x="2.687cm" svg:y="1.067cm" svg:width="7.159cm" svg:height="6.242cm"/>
          <chart:axis chart:dimension="x" chart:name="primary-x" chart:style-name="ch4" chartooo:axis-type="auto">
            <chartooo:date-scale/>
            <chart:categories table:cell-range-address="Feuille1.A1:Feuille1.AR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2:Feuille1.AR2" chart:class="chart:line">
            <chart:data-point chart:repeated="43"/>
          </chart:series>
          <chart:series chart:style-name="ch8" chart:values-cell-range-address="Feuille1.B3:Feuille1.AR3" chart:class="chart:line">
            <chart:data-point chart:repeated="43"/>
          </chart:series>
          <chart:series chart:style-name="ch9" chart:values-cell-range-address="Feuille1.B4:Feuille1.AR4" chart:class="chart:line">
            <chart:regression-curve chart:style-name="ch10">
              <chart:equation/>
            </chart:regression-curve>
            <chart:data-point chart:repeated="4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\p</text:p>
                <draw:g>
                  <svg:desc>Feuille1.A1:Feuille1.AR1</svg:desc>
                </draw:g>
              </table:table-cell>
              <table:table-cell office:value-type="float" office:value="10009">
                <text:p>10010</text:p>
              </table:table-cell>
              <table:table-cell office:value-type="float" office:value="50069">
                <text:p>50070</text:p>
              </table:table-cell>
              <table:table-cell office:value-type="float" office:value="100069">
                <text:p>100070</text:p>
              </table:table-cell>
              <table:table-cell office:value-type="float" office:value="200003">
                <text:p>200000</text:p>
              </table:table-cell>
              <table:table-cell office:value-type="float" office:value="300007">
                <text:p>300010</text:p>
              </table:table-cell>
              <table:table-cell office:value-type="float" office:value="400069">
                <text:p>400070</text:p>
              </table:table-cell>
              <table:table-cell office:value-type="float" office:value="500029">
                <text:p>500030</text:p>
              </table:table-cell>
              <table:table-cell office:value-type="float" office:value="600011">
                <text:p>600010</text:p>
              </table:table-cell>
              <table:table-cell office:value-type="float" office:value="700027">
                <text:p>700030</text:p>
              </table:table-cell>
              <table:table-cell office:value-type="float" office:value="800117">
                <text:p>800120</text:p>
              </table:table-cell>
              <table:table-cell office:value-type="float" office:value="900091">
                <text:p>900090</text:p>
              </table:table-cell>
              <table:table-cell office:value-type="float" office:value="1000133">
                <text:p>1000130</text:p>
              </table:table-cell>
              <table:table-cell office:value-type="float" office:value="2000003">
                <text:p>2000000</text:p>
              </table:table-cell>
              <table:table-cell office:value-type="float" office:value="3000029">
                <text:p>3000030</text:p>
              </table:table-cell>
              <table:table-cell office:value-type="float" office:value="4000037">
                <text:p>4000040</text:p>
              </table:table-cell>
              <table:table-cell office:value-type="float" office:value="5000201">
                <text:p>5000200</text:p>
              </table:table-cell>
              <table:table-cell office:value-type="float" office:value="6000047">
                <text:p>6000050</text:p>
              </table:table-cell>
              <table:table-cell office:value-type="float" office:value="7000061">
                <text:p>7000060</text:p>
              </table:table-cell>
              <table:table-cell office:value-type="float" office:value="8000009">
                <text:p>8000010</text:p>
              </table:table-cell>
              <table:table-cell office:value-type="float" office:value="9000011">
                <text:p>9000010</text:p>
              </table:table-cell>
              <table:table-cell office:value-type="float" office:value="10000103">
                <text:p>10000100</text:p>
              </table:table-cell>
              <table:table-cell office:value-type="float" office:value="20000003">
                <text:p>20000000</text:p>
              </table:table-cell>
              <table:table-cell office:value-type="float" office:value="30000023">
                <text:p>30000020</text:p>
              </table:table-cell>
              <table:table-cell office:value-type="float" office:value="40000123">
                <text:p>40000120</text:p>
              </table:table-cell>
              <table:table-cell office:value-type="float" office:value="50000063">
                <text:p>50000060</text:p>
              </table:table-cell>
              <table:table-cell office:value-type="float" office:value="60000011">
                <text:p>60000010</text:p>
              </table:table-cell>
              <table:table-cell office:value-type="float" office:value="70000037">
                <text:p>70000040</text:p>
              </table:table-cell>
              <table:table-cell office:value-type="float" office:value="80000069">
                <text:p>80000070</text:p>
              </table:table-cell>
              <table:table-cell office:value-type="float" office:value="90000049">
                <text:p>90000050</text:p>
              </table:table-cell>
              <table:table-cell office:value-type="float" office:value="100000049">
                <text:p>100000050</text:p>
              </table:table-cell>
              <table:table-cell office:value-type="float" office:value="200000033">
                <text:p>200000030</text:p>
              </table:table-cell>
              <table:table-cell office:value-type="float" office:value="300000119">
                <text:p>300000120</text:p>
              </table:table-cell>
              <table:table-cell office:value-type="float" office:value="400000043">
                <text:p>400000040</text:p>
              </table:table-cell>
              <table:table-cell office:value-type="float" office:value="500000057">
                <text:p>500000060</text:p>
              </table:table-cell>
              <table:table-cell office:value-type="float" office:value="600000019">
                <text:p>600000020</text:p>
              </table:table-cell>
              <table:table-cell office:value-type="float" office:value="700000001">
                <text:p>700000000</text:p>
              </table:table-cell>
              <table:table-cell office:value-type="float" office:value="800000063">
                <text:p>800000060</text:p>
              </table:table-cell>
              <table:table-cell office:value-type="float" office:value="900000011">
                <text:p>900000010</text:p>
              </table:table-cell>
              <table:table-cell office:value-type="float" office:value="1000000097">
                <text:p>1000000100</text:p>
              </table:table-cell>
              <table:table-cell office:value-type="float" office:value="2000000011">
                <text:p>2000000010</text:p>
              </table:table-cell>
              <table:table-cell office:value-type="float" office:value="3000000077">
                <text:p>3000000080</text:p>
              </table:table-cell>
              <table:table-cell office:value-type="float" office:value="4000000007">
                <text:p>4000000010</text:p>
              </table:table-cell>
            </table:table-row>
          </table:table-header-rows>
          <table:table-rows>
            <table:table-row>
              <table:table-cell office:value-type="string">
                <text:p>Ligne 2</text:p>
                <draw:g>
                  <svg:desc/>
                </draw:g>
              </table:table-cell>
              <table:table-cell office:value-type="float" office:value="0.00001">
                <text:p>0.00001</text:p>
                <draw:g>
                  <svg:desc>Feuille1.B2:Feuille1.AR2</svg:desc>
                </draw:g>
              </table:table-cell>
              <table:table-cell office:value-type="float" office:value="0.0155940055847168">
                <text:p>0.0155940055847168</text:p>
              </table:table-cell>
              <table:table-cell office:value-type="float" office:value="0.0156238079071045">
                <text:p>0.0156238079071045</text:p>
              </table:table-cell>
              <table:table-cell office:value-type="float" office:value="0.0156271457672119">
                <text:p>0.0156271457672119</text:p>
              </table:table-cell>
              <table:table-cell office:value-type="float" office:value="0.03125">
                <text:p>0.03125</text:p>
              </table:table-cell>
              <table:table-cell office:value-type="float" office:value="0.015625">
                <text:p>0.015625</text:p>
              </table:table-cell>
              <table:table-cell office:value-type="float" office:value="0.0781300067901611">
                <text:p>0.0781300067901611</text:p>
              </table:table-cell>
              <table:table-cell office:value-type="float" office:value="0.203222990036011">
                <text:p>0.203222990036011</text:p>
              </table:table-cell>
              <table:table-cell office:value-type="float" office:value="0.0468769073486328">
                <text:p>0.0468769073486328</text:p>
              </table:table-cell>
              <table:table-cell office:value-type="float" office:value="0.265642166137695">
                <text:p>0.265642166137695</text:p>
              </table:table-cell>
              <table:table-cell office:value-type="float" office:value="0.0937528610229492">
                <text:p>0.0937528610229492</text:p>
              </table:table-cell>
              <table:table-cell office:value-type="float" office:value="0.359395027160645">
                <text:p>0.359395027160645</text:p>
              </table:table-cell>
              <table:table-cell office:value-type="float" office:value="0.0312519073486328">
                <text:p>0.0312519073486328</text:p>
              </table:table-cell>
              <table:table-cell office:value-type="float" office:value="0.906298160552978">
                <text:p>0.906298160552978</text:p>
              </table:table-cell>
              <table:table-cell office:value-type="float" office:value="0.781425952911377">
                <text:p>0.781425952911377</text:p>
              </table:table-cell>
              <table:table-cell office:value-type="float" office:value="1.68772196769714">
                <text:p>1.68772196769714</text:p>
              </table:table-cell>
              <table:table-cell office:value-type="float" office:value="0.421899080276489">
                <text:p>0.421899080276489</text:p>
              </table:table-cell>
              <table:table-cell office:value-type="float" office:value="1.67212796211243">
                <text:p>1.67212796211243</text:p>
              </table:table-cell>
              <table:table-cell office:value-type="float" office:value="1.25006794929504">
                <text:p>1.25006794929504</text:p>
              </table:table-cell>
              <table:table-cell office:value-type="float" office:value="2.03326392173767">
                <text:p>2.03326392173767</text:p>
              </table:table-cell>
              <table:table-cell office:value-type="float" office:value="2.07828807830811">
                <text:p>2.07828807830811</text:p>
              </table:table-cell>
              <table:table-cell office:value-type="float" office:value="4.1726701259613">
                <text:p>4.1726701259613</text:p>
              </table:table-cell>
              <table:table-cell office:value-type="float" office:value="3.76590991020203">
                <text:p>3.76590991020203</text:p>
              </table:table-cell>
              <table:table-cell office:value-type="float" office:value="9.37579894065857">
                <text:p>9.37579894065857</text:p>
              </table:table-cell>
              <table:table-cell office:value-type="float" office:value="6.68406510353088">
                <text:p>6.68406510353088</text:p>
              </table:table-cell>
              <table:table-cell office:value-type="float" office:value="12.594810962677">
                <text:p>12.594810962677</text:p>
              </table:table-cell>
              <table:table-cell office:value-type="float" office:value="18.9872860908508">
                <text:p>18.9872860908508</text:p>
              </table:table-cell>
              <table:table-cell office:value-type="float" office:value="3.01595187187195">
                <text:p>3.01595187187195</text:p>
              </table:table-cell>
              <table:table-cell office:value-type="float" office:value="1.32819414138794">
                <text:p>1.32819414138794</text:p>
              </table:table-cell>
              <table:table-cell office:value-type="float" office:value="30.8649559020996">
                <text:p>30.8649559020996</text:p>
              </table:table-cell>
              <table:table-cell office:value-type="float" office:value="34.2561430931091">
                <text:p>34.2561430931091</text:p>
              </table:table-cell>
              <table:table-cell office:value-type="float" office:value="102.299564838409">
                <text:p>102.299564838409</text:p>
              </table:table-cell>
              <table:table-cell office:value-type="float" office:value="46.564905166626">
                <text:p>46.564905166626</text:p>
              </table:table-cell>
              <table:table-cell office:value-type="float" office:value="109.250191926956">
                <text:p>109.250191926956</text:p>
              </table:table-cell>
              <table:table-cell office:value-type="float" office:value="92.1335530281067">
                <text:p>92.1335530281067</text:p>
              </table:table-cell>
              <table:table-cell office:value-type="float" office:value="141.708231925964">
                <text:p>141.708231925964</text:p>
              </table:table-cell>
              <table:table-cell office:value-type="float" office:value="125.728140115738">
                <text:p>125.728140115738</text:p>
              </table:table-cell>
              <table:table-cell office:value-type="float" office:value="265.085866928101">
                <text:p>265.085866928101</text:p>
              </table:table-cell>
              <table:table-cell office:value-type="float" office:value="231.11661696434">
                <text:p>231.11661696434</text:p>
              </table:table-cell>
              <table:table-cell office:value-type="float" office:value="110.237655878067">
                <text:p>110.237655878067</text:p>
              </table:table-cell>
              <table:table-cell office:value-type="float" office:value="553.778928041458">
                <text:p>553.778928041458</text:p>
              </table:table-cell>
              <table:table-cell office:value-type="float" office:value="1077.09322714806">
                <text:p>1077.09322714806</text:p>
              </table:table-cell>
              <table:table-cell office:value-type="float" office:value="476.091713905335">
                <text:p>476.091713905335</text:p>
              </table:table-cell>
            </table:table-row>
            <table:table-row>
              <table:table-cell office:value-type="string">
                <text:p>Ligne 3</text:p>
                <draw:g>
                  <svg:desc/>
                </draw:g>
              </table:table-cell>
              <table:table-cell office:value-type="float" office:value="0.015625">
                <text:p>0.015625</text:p>
                <draw:g>
                  <svg:desc>Feuille1.B3:Feuille1.AR3</svg:desc>
                </draw:g>
              </table:table-cell>
              <table:table-cell office:value-type="float" office:value="0.0156269073486328">
                <text:p>0.0156269073486328</text:p>
              </table:table-cell>
              <table:table-cell office:value-type="float" office:value="0.00001">
                <text:p>0.00001</text:p>
              </table:table-cell>
              <table:table-cell office:value-type="float" office:value="0.0782592296600342">
                <text:p>0.0782592296600342</text:p>
              </table:table-cell>
              <table:table-cell office:value-type="float" office:value="0.0156269073486328">
                <text:p>0.0156269073486328</text:p>
              </table:table-cell>
              <table:table-cell office:value-type="float" office:value="0.140630006790161">
                <text:p>0.140630006790161</text:p>
              </table:table-cell>
              <table:table-cell office:value-type="float" office:value="0.171885013580322">
                <text:p>0.171885013580322</text:p>
              </table:table-cell>
              <table:table-cell office:value-type="float" office:value="0.203135013580322">
                <text:p>0.203135013580322</text:p>
              </table:table-cell>
              <table:table-cell office:value-type="float" office:value="0.234388828277588">
                <text:p>0.234388828277588</text:p>
              </table:table-cell>
              <table:table-cell office:value-type="float" office:value="0.156259059906006">
                <text:p>0.156259059906006</text:p>
              </table:table-cell>
              <table:table-cell office:value-type="float" office:value="0.218759059906006">
                <text:p>0.218759059906006</text:p>
              </table:table-cell>
              <table:table-cell office:value-type="float" office:value="0.187510967254639">
                <text:p>0.187510967254639</text:p>
              </table:table-cell>
              <table:table-cell office:value-type="float" office:value="0.187510967254639">
                <text:p>0.187510967254639</text:p>
              </table:table-cell>
              <table:table-cell office:value-type="float" office:value="0.3125159740448">
                <text:p>0.3125159740448</text:p>
              </table:table-cell>
              <table:table-cell office:value-type="float" office:value="1.42204117774963">
                <text:p>1.42204117774963</text:p>
              </table:table-cell>
              <table:table-cell office:value-type="float" office:value="0.343768835067749">
                <text:p>0.343768835067749</text:p>
              </table:table-cell>
              <table:table-cell office:value-type="float" office:value="0.406273126602173">
                <text:p>0.406273126602173</text:p>
              </table:table-cell>
              <table:table-cell office:value-type="float" office:value="1.37507295608521">
                <text:p>1.37507295608521</text:p>
              </table:table-cell>
              <table:table-cell office:value-type="float" office:value="2.68778300285339">
                <text:p>2.68778300285339</text:p>
              </table:table-cell>
              <table:table-cell office:value-type="float" office:value="3.0940420627594">
                <text:p>3.0940420627594</text:p>
              </table:table-cell>
              <table:table-cell office:value-type="float" office:value="0.906296968460083">
                <text:p>0.906296968460083</text:p>
              </table:table-cell>
              <table:table-cell office:value-type="float" office:value="2.71899104118347">
                <text:p>2.71899104118347</text:p>
              </table:table-cell>
              <table:table-cell office:value-type="float" office:value="0.76566481590271">
                <text:p>0.76566481590271</text:p>
              </table:table-cell>
              <table:table-cell office:value-type="float" office:value="2.10960221290588">
                <text:p>2.10960221290588</text:p>
              </table:table-cell>
              <table:table-cell office:value-type="float" office:value="18.6892108917236">
                <text:p>18.6892108917236</text:p>
              </table:table-cell>
              <table:table-cell office:value-type="float" office:value="21.86115193367">
                <text:p>21.86115193367</text:p>
              </table:table-cell>
              <table:table-cell office:value-type="float" office:value="7.75063395500183">
                <text:p>7.75063395500183</text:p>
              </table:table-cell>
              <table:table-cell office:value-type="float" office:value="22.7832081317902">
                <text:p>22.7832081317902</text:p>
              </table:table-cell>
              <table:table-cell office:value-type="float" office:value="27.8778040409088">
                <text:p>27.8778040409088</text:p>
              </table:table-cell>
              <table:table-cell office:value-type="float" office:value="25.5803189277649">
                <text:p>25.5803189277649</text:p>
              </table:table-cell>
              <table:table-cell office:value-type="float" office:value="0.234386920928955">
                <text:p>0.234386920928955</text:p>
              </table:table-cell>
              <table:table-cell office:value-type="float" office:value="21.9862811565399">
                <text:p>21.9862811565399</text:p>
              </table:table-cell>
              <table:table-cell office:value-type="float" office:value="51.0685000419617">
                <text:p>51.0685000419617</text:p>
              </table:table-cell>
              <table:table-cell office:value-type="float" office:value="86.0232968330383">
                <text:p>86.0232968330383</text:p>
              </table:table-cell>
              <table:table-cell office:value-type="float" office:value="7.90703201293945">
                <text:p>7.90703201293945</text:p>
              </table:table-cell>
              <table:table-cell office:value-type="float" office:value="142.829035997391">
                <text:p>142.829035997391</text:p>
              </table:table-cell>
              <table:table-cell office:value-type="float" office:value="41.6466710567474">
                <text:p>41.6466710567474</text:p>
              </table:table-cell>
              <table:table-cell office:value-type="float" office:value="62.4585270881653">
                <text:p>62.4585270881653</text:p>
              </table:table-cell>
              <table:table-cell office:value-type="float" office:value="315.180782794952">
                <text:p>315.180782794952</text:p>
              </table:table-cell>
              <table:table-cell office:value-type="float" office:value="614.300888061523">
                <text:p>614.300888061523</text:p>
              </table:table-cell>
              <table:table-cell office:value-type="float" office:value="743.541072130203">
                <text:p>743.541072130203</text:p>
              </table:table-cell>
              <table:table-cell office:value-type="float" office:value="1017.36480498314">
                <text:p>1017.36480498314</text:p>
              </table:table-cell>
              <table:table-cell office:value-type="float" office:value="397.32559299469">
                <text:p>397.32559299469</text:p>
              </table:table-cell>
            </table:table-row>
            <table:table-row>
              <table:table-cell office:value-type="string">
                <text:p>Ligne 4</text:p>
                <draw:g>
                  <svg:desc/>
                </draw:g>
              </table:table-cell>
              <table:table-cell office:value-type="float" office:value="0.00001">
                <text:p>0.00001</text:p>
                <draw:g>
                  <svg:desc>Feuille1.B4:Feuille1.AR4</svg:desc>
                </draw:g>
              </table:table-cell>
              <table:table-cell office:value-type="float" office:value="0.0156259536743164">
                <text:p>0.0156259536743164</text:p>
              </table:table-cell>
              <table:table-cell office:value-type="float" office:value="0.0312519073486328">
                <text:p>0.0312519073486328</text:p>
              </table:table-cell>
              <table:table-cell office:value-type="float" office:value="0.0312521457672119">
                <text:p>0.0312521457672119</text:p>
              </table:table-cell>
              <table:table-cell office:value-type="float" office:value="0.109378814697266">
                <text:p>0.109378814697266</text:p>
              </table:table-cell>
              <table:table-cell office:value-type="float" office:value="0.0625040531158447">
                <text:p>0.0625040531158447</text:p>
              </table:table-cell>
              <table:table-cell office:value-type="float" office:value="0.0781280994415283">
                <text:p>0.0781280994415283</text:p>
              </table:table-cell>
              <table:table-cell office:value-type="float" office:value="0.0781300067901611">
                <text:p>0.0781300067901611</text:p>
              </table:table-cell>
              <table:table-cell office:value-type="float" office:value="0.250014066696167">
                <text:p>0.250014066696167</text:p>
              </table:table-cell>
              <table:table-cell office:value-type="float" office:value="0.0625028610229492">
                <text:p>0.0625028610229492</text:p>
              </table:table-cell>
              <table:table-cell office:value-type="float" office:value="0.218761920928955">
                <text:p>0.218761920928955</text:p>
              </table:table-cell>
              <table:table-cell office:value-type="float" office:value="0.406399011611939">
                <text:p>0.406399011611939</text:p>
              </table:table-cell>
              <table:table-cell office:value-type="float" office:value="0.281264066696167">
                <text:p>0.281264066696167</text:p>
              </table:table-cell>
              <table:table-cell office:value-type="float" office:value="0.781290054321289">
                <text:p>0.781290054321289</text:p>
              </table:table-cell>
              <table:table-cell office:value-type="float" office:value="0.7188880443573">
                <text:p>0.7188880443573</text:p>
              </table:table-cell>
              <table:table-cell office:value-type="float" office:value="0.218761920928955">
                <text:p>0.218761920928955</text:p>
              </table:table-cell>
              <table:table-cell office:value-type="float" office:value="1.28136897087097">
                <text:p>1.28136897087097</text:p>
              </table:table-cell>
              <table:table-cell office:value-type="float" office:value="0.687538146972656">
                <text:p>0.687538146972656</text:p>
              </table:table-cell>
              <table:table-cell office:value-type="float" office:value="1.07829594612122">
                <text:p>1.07829594612122</text:p>
              </table:table-cell>
              <table:table-cell office:value-type="float" office:value="2.1877429485321">
                <text:p>2.1877429485321</text:p>
              </table:table-cell>
              <table:table-cell office:value-type="float" office:value="1.84530591964722">
                <text:p>1.84530591964722</text:p>
              </table:table-cell>
              <table:table-cell office:value-type="float" office:value="5.07872104644775">
                <text:p>5.07872104644775</text:p>
              </table:table-cell>
              <table:table-cell office:value-type="float" office:value="8.75081896781921">
                <text:p>8.75081896781921</text:p>
              </table:table-cell>
              <table:table-cell office:value-type="float" office:value="0.937551975250244">
                <text:p>0.937551975250244</text:p>
              </table:table-cell>
              <table:table-cell office:value-type="float" office:value="5.78173398971558">
                <text:p>5.78173398971558</text:p>
              </table:table-cell>
              <table:table-cell office:value-type="float" office:value="19.6735670566559">
                <text:p>19.6735670566559</text:p>
              </table:table-cell>
              <table:table-cell office:value-type="float" office:value="9.20392203330994">
                <text:p>9.20392203330994</text:p>
              </table:table-cell>
              <table:table-cell office:value-type="float" office:value="25.2208619117737">
                <text:p>25.2208619117737</text:p>
              </table:table-cell>
              <table:table-cell office:value-type="float" office:value="20.9863111972809">
                <text:p>20.9863111972809</text:p>
              </table:table-cell>
              <table:table-cell office:value-type="float" office:value="33.3623118400574">
                <text:p>33.3623118400574</text:p>
              </table:table-cell>
              <table:table-cell office:value-type="float" office:value="50.0469961166382">
                <text:p>50.0469961166382</text:p>
              </table:table-cell>
              <table:table-cell office:value-type="float" office:value="88.913920879364">
                <text:p>88.913920879364</text:p>
              </table:table-cell>
              <table:table-cell office:value-type="float" office:value="140.601744174957">
                <text:p>140.601744174957</text:p>
              </table:table-cell>
              <table:table-cell office:value-type="float" office:value="33.7689218521118">
                <text:p>33.7689218521118</text:p>
              </table:table-cell>
              <table:table-cell office:value-type="float" office:value="3.75033211708069">
                <text:p>3.75033211708069</text:p>
              </table:table-cell>
              <table:table-cell office:value-type="float" office:value="150.577069997787">
                <text:p>150.577069997787</text:p>
              </table:table-cell>
              <table:table-cell office:value-type="float" office:value="56.4895379543304">
                <text:p>56.4895379543304</text:p>
              </table:table-cell>
              <table:table-cell office:value-type="float" office:value="31.7837679386139">
                <text:p>31.7837679386139</text:p>
              </table:table-cell>
              <table:table-cell office:value-type="float" office:value="336.729619026184">
                <text:p>336.729619026184</text:p>
              </table:table-cell>
              <table:table-cell office:value-type="float" office:value="563.014373064041">
                <text:p>563.014373064041</text:p>
              </table:table-cell>
              <table:table-cell office:value-type="float" office:value="464.729474067688">
                <text:p>464.729474067688</text:p>
              </table:table-cell>
              <table:table-cell office:value-type="float" office:value="1438.60947084427">
                <text:p>1438.60947084427</text:p>
              </table:table-cell>
              <table:table-cell office:value-type="float" office:value="653.001302957535">
                <text:p>653.0013029575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